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ff" fo:font-size="20pt" fo:font-weight="bold" style:font-size-asian="17.5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80"/>
    </style:style>
    <style:style style:name="P8" style:family="paragraph">
      <style:paragraph-properties fo:text-align="start"/>
      <style:text-properties fo:font-size="11pt" style:font-size-asian="11pt" style:font-size-complex="11pt"/>
    </style:style>
    <style:style style:name="P9" style:family="paragraph">
      <style:paragraph-properties fo:text-align="start"/>
      <style:text-properties fo:color="#000080" fo:font-size="10pt" style:font-size-asian="10pt" style:font-size-complex="10pt"/>
    </style:style>
    <style:style style:name="P10" style:family="paragraph">
      <style:paragraph-properties fo:text-align="start"/>
      <style:text-properties fo:color="#000080" fo:font-size="11pt" style:font-size-asian="11pt" style:font-size-complex="11pt"/>
    </style:style>
    <style:style style:name="P11" style:family="paragraph">
      <style:paragraph-properties fo:text-align="center"/>
      <style:text-properties fo:color="#000080" fo:font-size="11pt" style:font-size-asian="11pt" style:font-size-complex="11pt"/>
    </style:style>
    <style:style style:name="P12" style:family="paragraph">
      <style:paragraph-properties fo:text-align="center"/>
      <style:text-properties fo:color="#800000" fo:font-weight="bold" style:font-weight-asian="bold" style:font-weight-complex="bold"/>
    </style:style>
    <style:style style:name="P13" style:family="paragraph">
      <style:paragraph-properties fo:text-align="start"/>
      <style:text-properties fo:color="#800000" fo:font-size="11pt" style:font-size-asian="11pt" style:font-size-complex="11pt"/>
    </style:style>
    <style:style style:name="P14" style:family="paragraph">
      <style:paragraph-properties fo:text-align="center"/>
      <style:text-properties fo:color="#800000"/>
    </style:style>
    <style:style style:name="P15" style:family="paragraph">
      <style:paragraph-properties fo:text-align="center"/>
      <style:text-properties fo:color="#800000" fo:font-size="10pt" style:font-size-asian="10pt" style:font-size-complex="10pt"/>
    </style:style>
    <style:style style:name="P16" style:family="paragraph">
      <style:paragraph-properties fo:text-align="center"/>
      <style:text-properties fo:color="#800000" fo:font-size="11pt" style:font-size-asian="11pt" style:font-size-complex="11pt"/>
    </style:style>
    <style:style style:name="P17" style:family="paragraph">
      <style:paragraph-properties fo:text-align="center"/>
      <style:text-properties fo:color="#ff0000"/>
    </style:style>
    <style:style style:name="P18" style:family="paragraph">
      <style:text-properties fo:color="#ff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80"/>
    </style:style>
    <style:style style:name="T3" style:family="text">
      <style:text-properties fo:color="#000080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0080" fo:font-size="12pt"/>
    </style:style>
    <style:style style:name="T6" style:family="text">
      <style:text-properties fo:color="#000080" fo:font-size="10pt" style:font-size-asian="10pt" style:font-size-complex="10pt"/>
    </style:style>
    <style:style style:name="T7" style:family="text">
      <style:text-properties fo:font-size="12pt"/>
    </style:style>
    <style:style style:name="T8" style:family="text">
      <style:text-properties fo:color="#000080" fo:font-weight="bold" style:font-weight-asian="bold" style:font-weight-complex="bold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fo:font-size="12pt"/>
    </style:style>
    <style:style style:name="T11" style:family="text">
      <style:text-properties fo:color="#800000" fo:font-size="11pt" style:font-size-asian="11pt" style:font-size-complex="11pt"/>
    </style:style>
    <style:style style:name="T12" style:family="text">
      <style:text-properties fo:color="#800000"/>
    </style:style>
    <style:style style:name="T13" style:family="text">
      <style:text-properties fo:color="#800000" fo:font-size="10pt" style:font-size-asian="10pt" style:font-size-complex="10pt"/>
    </style:style>
    <style:style style:name="T14" style:family="text">
      <style:text-properties fo:color="#ff0000"/>
    </style:style>
    <style:style style:name="gr1" style:family="graphic">
      <style:graphic-properties draw:stroke="solid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1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0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none" draw:fill-color="#ffffff" fo:min-height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000000" draw:fill="none" draw:fill-color="#ffffff" fo:min-height="1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color="#000000" draw:fill="none" draw:fill-color="#ffffff" fo:min-height="1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color="#000000" draw:fill="none" draw:fill-color="#ffffff" fo:min-height="2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000000" draw:fill="none" draw:fill-color="#ffffff" fo:min-height="1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color="#000000" draw:fill="none" draw:fill-color="#ffffff" fo:min-height="1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svg:stroke-color="#000000" draw:fill="none" draw:fill-color="#ffffff" fo:min-height="0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solid" svg:stroke-color="#000000" draw:fill="none" draw:fill-color="#ffffff" fo:min-height="1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color="#000000" draw:fill="none" draw:fill-color="#ffffff" fo:min-height="1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color="#000000" draw:fill="none" draw:fill-color="#ffffff" fo:min-height="0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solid" svg:stroke-color="#000000" draw:fill="none" draw:fill-color="#ffffff" fo:min-height="1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svg:stroke-color="#000000" draw:fill="none" draw:fill-color="#ffffff" fo:min-height="1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solid" svg:stroke-color="#000000" draw:fill="none" draw:fill-color="#ffffff" fo:min-height="0.7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solid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solid" svg:stroke-color="#000000" draw:fill="none" draw:fill-color="#ffffff" fo:min-height="0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color="#000000" draw:fill="none" draw:fill-color="#ffffff" fo:min-he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0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color="#000000" draw:marker-start="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solid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solid" svg:stroke-color="#000000" draw:fill="none" draw:fill-color="#ffffff" fo:min-height="1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svg:stroke-color="#000000" draw:fill="none" draw:fill-color="#ffffff" fo:min-height="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fill="none" draw:fill-color="#ffffff" fo:min-height="0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solid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solid" svg:stroke-color="#000000" draw:fill="none" draw:fill-color="#ffffff" fo:min-height="3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none" svg:stroke-color="#000000" draw:fill="none" draw:fill-color="#ffffff" fo:min-height="1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solid" svg:stroke-color="#000000" draw:fill="none" draw:fill-color="#ffffff" fo:min-height="1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solid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solid" svg:stroke-color="#000000" draw:fill="none" draw:fill-color="#ffffff" fo:min-height="2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none" svg:stroke-color="#000000" draw:fill="none" draw:fill-color="#ffffff" fo:min-height="1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solid" svg:stroke-color="#000000" draw:fill="none" draw:fill-color="#ffffff" fo:min-height="1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solid" svg:stroke-color="#000000" draw:fill="none" draw:fill-color="#ffffff" fo:min-height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stroke="solid" svg:stroke-color="#000000" draw:fill="none" draw:fill-color="#ffffff" fo:min-height="1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solid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stroke="solid" svg:stroke-color="#000000" draw:fill="none" draw:fill-color="#ffffff" fo:min-height="1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solid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solid" svg:stroke-color="#000000" draw:fill="none" draw:fill-color="#ffffff" fo:min-height="0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solid" svg:stroke-color="#000000" draw:fill="none" draw:fill-color="#ffffff" fo:min-height="1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solid" svg:stroke-color="#000000" draw:fill="none" draw:fill-color="#ffffff" fo:min-height="1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solid" svg:stroke-color="#000000" draw:fill="none" draw:fill-color="#ffffff" fo:min-height="0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solid" svg:stroke-color="#000000" draw:fill="none" draw:fill-color="#ffffff" fo:min-height="1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stroke="solid" svg:stroke-color="#ff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svg:stroke-color="#ff0000" draw:marker-start="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none" svg:stroke-color="#000000" draw:fill="none" draw:fill-color="#ffffff" fo:min-height="0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solid" svg:stroke-color="#000000" draw:fill="none" draw:fill-color="#ffffff" fo:min-height="0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DE_LINK"/>Protein Update Data Flow : <text:span text:style-name="T1">Filter and remap intact protein to a uniprot entry</text:span></text:p>
      <text:p text:style-name="P2"><draw:frame text:anchor-type="paragraph" draw:z-index="0" draw:style-name="gr1" draw:text-style-name="P4" svg:width="5.583cm" svg:height="0.955cm" svg:x="10.597cm" svg:y="0.307cm"><draw:text-box><text:p text:style-name="P4">For each protein P not already processed in local DB</text:p></draw:text-box></draw:frame></text:p>
      <text:p text:style-name="P2"/>
      <text:p text:style-name="P2"><draw:line text:anchor-type="paragraph" draw:z-index="1" draw:style-name="gr2" draw:text-style-name="P4" svg:x1="14.757cm" svg:y1="0.125cm" svg:x2="14.794cm" svg:y2="1.182cm"><text:p/></draw:line><draw:frame text:anchor-type="paragraph" draw:z-index="4" draw:style-name="gr4" draw:text-style-name="P4" svg:width="5.001cm" svg:height="1.908cm" svg:x="0.231cm" svg:y="0.52cm"><draw:text-box><text:p text:style-name="P4">Delete the protein and all isoforms/feature chains attached to it and log in "deleted.csv"</text:p></draw:text-box></draw:frame></text:p>
      <text:p text:style-name="P2"><draw:frame text:anchor-type="paragraph" draw:z-index="112" draw:style-name="gr35" draw:text-style-name="P5" svg:width="5.795cm" svg:height="1.121cm" svg:x="6.29cm" svg:y="0.415cm"><draw:text-box><text:p text:style-name="P4"><text:span text:style-name="T7">Is the parent of isoform(s)/feature chain(s) with interactions?</text:span></text:p></draw:text-box></draw:frame><draw:frame text:anchor-type="paragraph" draw:z-index="5" draw:style-name="gr5" svg:width="0.821cm" svg:height="0.479cm" svg:x="5.655cm" svg:y="0.148cm"><draw:text-box><text:p>no</text:p></draw:text-box></draw:frame><draw:frame text:anchor-type="paragraph" draw:z-index="114" draw:style-name="gr5" svg:width="0.821cm" svg:height="0.479cm" svg:x="12.428cm" svg:y="0.136cm"><draw:text-box><text:p>no</text:p></draw:text-box></draw:frame></text:p>
      <text:p text:style-name="P2"><draw:frame text:anchor-type="paragraph" draw:z-index="2" draw:style-name="gr3" draw:text-style-name="P4" svg:width="3.467cm" svg:height="0.498cm" svg:x="13.063cm" svg:y="0.046cm"><draw:text-box><text:p text:style-name="P4">Has interactions?</text:p></draw:text-box></draw:frame><draw:line text:anchor-type="paragraph" draw:z-index="6" draw:style-name="gr2" draw:text-style-name="P4" svg:x1="14.646cm" svg:y1="0.544cm" svg:x2="14.635cm" svg:y2="1.708cm"><text:p/></draw:line><draw:line text:anchor-type="paragraph" draw:z-index="113" draw:style-name="gr2" draw:text-style-name="P4" svg:x1="6.29cm" svg:y1="0.385cm" svg:x2="5.343cm" svg:y2="0.385cm"><text:p/></draw:line><draw:line text:anchor-type="paragraph" draw:z-index="3" draw:style-name="gr2" draw:text-style-name="P4" svg:x1="13.063cm" svg:y1="0.411cm" svg:x2="12.116cm" svg:y2="0.411cm"><text:p/></draw:line></text:p>
      <text:p text:style-name="P2"><draw:frame text:anchor-type="paragraph" draw:z-index="7" draw:style-name="gr5" svg:width="0.821cm" svg:height="0.479cm" svg:x="15.286cm" svg:y="0.266cm"><draw:text-box><text:p>yes</text:p></draw:text-box></draw:frame><draw:line text:anchor-type="paragraph" draw:z-index="115" draw:style-name="gr36" draw:text-style-name="P4" svg:x1="12.084cm" svg:y1="0.399cm" svg:x2="14.635cm" svg:y2="0.399cm"><text:p/></draw:line><draw:frame text:anchor-type="paragraph" draw:z-index="116" draw:style-name="gr5" svg:width="0.821cm" svg:height="0.479cm" svg:x="12.852cm" svg:y="0.399cm"><draw:text-box><text:p>yes</text:p></draw:text-box></draw:frame></text:p>
      <text:p text:style-name="P2"><draw:frame text:anchor-type="paragraph" draw:z-index="117" draw:style-name="gr37" draw:text-style-name="P4" svg:width="4.716cm" svg:height="0.955cm" svg:x="12.158cm" svg:y="0.55cm"><draw:text-box><text:p text:style-name="P4">Is splice variant or feature chain?</text:p></draw:text-box></draw:frame><draw:frame text:anchor-type="paragraph" draw:z-index="119" draw:style-name="gr5" svg:width="0.821cm" svg:height="0.479cm" svg:x="11.55cm" svg:y="0.187cm"><draw:text-box><text:p>yes</text:p></draw:text-box></draw:frame><draw:frame text:anchor-type="paragraph" draw:z-index="120" draw:style-name="gr37" draw:text-style-name="P4" svg:width="4.716cm" svg:height="0.955cm" svg:x="6.417cm" svg:y="0.457cm"><draw:text-box><text:p text:style-name="P4">Is splice variant or feature chain?</text:p></draw:text-box></draw:frame></text:p>
      <text:p text:style-name="P2"><draw:line text:anchor-type="paragraph" draw:z-index="118" draw:style-name="gr2" draw:text-style-name="P4" svg:x1="12.116cm" svg:y1="0.411cm" svg:x2="11.169cm" svg:y2="0.411cm"><text:p/></draw:line></text:p>
      <text:p text:style-name="P2"><draw:frame text:anchor-type="paragraph" draw:z-index="8" draw:style-name="gr5" svg:width="0.821cm" svg:height="0.479cm" svg:x="15.762cm" svg:y="0.547cm"><draw:text-box><text:p>no</text:p></draw:text-box></draw:frame><draw:line text:anchor-type="paragraph" draw:z-index="121" draw:style-name="gr12" draw:text-style-name="P4" svg:x1="9.952cm" svg:y1="0.275cm" svg:x2="15.402cm" svg:y2="1.737cm"><text:p/></draw:line><draw:frame text:anchor-type="paragraph" draw:z-index="124" draw:style-name="gr5" svg:width="0.821cm" svg:height="0.479cm" svg:x="6.211cm" svg:y="0.466cm"><draw:text-box><text:p>yes</text:p></draw:text-box></draw:frame><draw:line text:anchor-type="paragraph" draw:z-index="123" draw:style-name="gr2" draw:text-style-name="P4" svg:x1="8.052cm" svg:y1="0.275cm" svg:x2="7.031cm" svg:y2="1.34cm"><text:p/></draw:line><draw:line text:anchor-type="paragraph" draw:z-index="148" draw:style-name="gr2" draw:text-style-name="P4" svg:x1="15.402cm" svg:y1="0.369cm" svg:x2="15.444cm" svg:y2="10.601cm"><text:p/></draw:line></text:p>
      <text:p text:style-name="P2"><draw:frame text:anchor-type="paragraph" draw:z-index="127" draw:style-name="gr5" svg:width="0.821cm" svg:height="0.479cm" svg:x="3.988cm" svg:y="0.323cm"><draw:text-box><text:p>yes</text:p></draw:text-box></draw:frame><draw:frame text:anchor-type="paragraph" draw:z-index="122" draw:style-name="gr5" svg:width="0.821cm" svg:height="0.479cm" svg:x="11.555cm" svg:y="0.268cm"><draw:text-box><text:p>no</text:p></draw:text-box></draw:frame></text:p>
      <text:p text:style-name="P2"><draw:frame text:anchor-type="paragraph" draw:z-index="125" draw:style-name="gr38" draw:text-style-name="P4" svg:width="4.869cm" svg:height="0.689cm" svg:x="4.597cm" svg:y="0.258cm"><draw:text-box><text:p text:style-name="P4">Has several intact parents?</text:p></draw:text-box></draw:frame><draw:frame text:anchor-type="paragraph" draw:z-index="128" draw:style-name="gr39" draw:text-style-name="P4" svg:width="3.599cm" svg:height="0.955cm" svg:x="0.099cm" svg:y="0.162cm"><draw:text-box><text:p text:style-name="P4">log in "process_errors.csv"</text:p></draw:text-box></draw:frame></text:p>
      <text:p text:style-name="P2"><draw:line text:anchor-type="paragraph" draw:z-index="126" draw:style-name="gr2" draw:text-style-name="P4" svg:x1="4.597cm" svg:y1="0.012cm" svg:x2="3.697cm" svg:y2="0.012cm"><text:p/></draw:line><draw:frame text:anchor-type="paragraph" draw:z-index="130" draw:style-name="gr5" svg:width="0.821cm" svg:height="0.479cm" svg:x="7.216cm" svg:y="0.377cm"><draw:text-box><text:p>no</text:p></draw:text-box></draw:frame><draw:line text:anchor-type="paragraph" draw:z-index="129" draw:style-name="gr2" draw:text-style-name="P4" svg:x1="6.888cm" svg:y1="0.377cm" svg:x2="6.888cm" svg:y2="1.33cm"><text:p/></draw:line><draw:line text:anchor-type="paragraph" draw:z-index="135" draw:style-name="gr2" draw:text-style-name="P4" svg:x1="0.601cm" svg:y1="16.015cm" svg:x2="0.601cm" svg:y2="0.549cm"><text:p/></draw:line></text:p>
      <text:p text:style-name="P2"/>
      <text:p text:style-name="P2"><draw:frame text:anchor-type="paragraph" draw:z-index="131" draw:style-name="gr40" draw:text-style-name="P4" svg:width="8.097cm" svg:height="0.955cm" svg:x="3.353cm" svg:y="0.203cm"><draw:text-box><text:p text:style-name="P4">Is the parent ac 'EBI-xxx' pointing to an existing intact protein?</text:p></draw:text-box></draw:frame><draw:frame text:anchor-type="paragraph" draw:z-index="245" draw:style-name="gr5" svg:width="0.821cm" svg:height="0.479cm" svg:x="13.037cm" svg:y="0.52cm"><draw:text-box><text:p>yes</text:p></draw:text-box></draw:frame></text:p>
      <text:p text:style-name="P2"><draw:line text:anchor-type="paragraph" draw:z-index="244" draw:style-name="gr12" draw:text-style-name="P4" svg:x1="11.449cm" svg:y1="0.272cm" svg:x2="15.444cm" svg:y2="0.785cm"><text:p/></draw:line></text:p>
      <text:p text:style-name="P2"><draw:line text:anchor-type="paragraph" draw:z-index="132" draw:style-name="gr2" draw:text-style-name="P4" svg:x1="6.888cm" svg:y1="0.021cm" svg:x2="6.888cm" svg:y2="0.974cm"><text:p/></draw:line><draw:frame text:anchor-type="paragraph" draw:z-index="133" draw:style-name="gr5" svg:width="0.821cm" svg:height="0.479cm" svg:x="7.19cm" svg:y="0.021cm"><draw:text-box><text:p>no</text:p></draw:text-box></draw:frame></text:p>
      <text:p text:style-name="P2"><draw:frame text:anchor-type="paragraph" draw:z-index="134" draw:style-name="gr6" draw:text-style-name="P4" svg:width="7.065cm" svg:height="1.908cm" svg:x="4.65cm" svg:y="0.427cm"><draw:text-box><text:p text:style-name="P4">Log in 'invalid_intact_parents.csv'.</text:p><text:p text:style-name="P4">Does it exist in intact a protein having the parent ac 'EBI-xxx' as' intact-secondary' xref?</text:p></draw:text-box></draw:frame></text:p>
      <text:p text:style-name="P2"/>
      <text:p text:style-name="P2"><draw:frame text:anchor-type="paragraph" draw:z-index="139" draw:style-name="gr42" svg:width="1.826cm" svg:height="0.479cm" svg:x="1.607cm" svg:y="0.071cm"><draw:text-box><text:p>Yes, &gt;1</text:p></draw:text-box></draw:frame></text:p>
      <text:p text:style-name="P2"><draw:line text:anchor-type="paragraph" draw:z-index="141" draw:style-name="gr28" draw:text-style-name="P4" svg:x1="4.649cm" svg:y1="0.143cm" svg:x2="0.601cm" svg:y2="0.064cm"><text:p/></draw:line></text:p>
      <text:p text:style-name="P2"><draw:frame text:anchor-type="paragraph" draw:z-index="137" draw:style-name="gr41" svg:width="1.271cm" svg:height="0.479cm" svg:x="9.306cm" svg:y="0.062cm"><draw:text-box><text:p>Yes, 1</text:p></draw:text-box></draw:frame><draw:line text:anchor-type="paragraph" draw:z-index="140" draw:style-name="gr2" draw:text-style-name="P4" svg:x1="7.682cm" svg:y1="0.062cm" svg:x2="10.259cm" svg:y2="0.896cm"><text:p/></draw:line><draw:line text:anchor-type="paragraph" draw:z-index="246" draw:style-name="gr28" draw:text-style-name="P4" svg:x1="5.364cm" svg:y1="0.062cm" svg:x2="5.364cm" svg:y2="0.685cm"><text:p/></draw:line><draw:line text:anchor-type="paragraph" draw:z-index="247" draw:style-name="gr28" draw:text-style-name="P4" svg:x1="5.364cm" svg:y1="0.631cm" svg:x2="0.601cm" svg:y2="0.552cm"><text:p/></draw:line><draw:frame text:anchor-type="paragraph" draw:z-index="136" draw:style-name="gr5" svg:width="0.821cm" svg:height="0.479cm" svg:x="4.544cm" svg:y="0.153cm"><draw:text-box><text:p>no</text:p></draw:text-box></draw:frame></text:p>
      <text:p text:style-name="P2"><draw:line text:anchor-type="paragraph" draw:z-index="248" draw:style-name="gr2" draw:text-style-name="P4" svg:x1="5.364cm" svg:y1="0.064cm" svg:x2="5.364cm" svg:y2="1.519cm"><text:p/></draw:line><draw:frame text:anchor-type="paragraph" draw:z-index="138" draw:style-name="gr38" draw:text-style-name="P4" svg:width="4.869cm" svg:height="1.908cm" svg:x="8.433cm" svg:y="0.448cm"><draw:text-box><text:p text:style-name="P4">Remap the parent cross reference to the protein having 'EBI-xxx' as' intact-secondary' xref</text:p></draw:text-box></draw:frame></text:p>
      <text:p text:style-name="P2"/>
      <text:p text:style-name="P2"><draw:frame text:anchor-type="paragraph" draw:z-index="249" draw:style-name="gr38" draw:text-style-name="P4" svg:width="4.869cm" svg:height="1.431cm" svg:x="2.983cm" svg:y="0.383cm"><draw:text-box><text:p text:style-name="P4">Put the protein in the list of isoforms/feature chains to be remapped</text:p></draw:text-box></draw:frame></text:p>
      <text:p text:style-name="P2"><draw:line text:anchor-type="paragraph" draw:z-index="142" draw:style-name="gr28" draw:text-style-name="P4" svg:x1="15.471cm" svg:y1="0.074cm" svg:x2="13.301cm" svg:y2="0.074cm"><text:p/></draw:line></text:p>
      <text:p text:style-name="P2"><draw:line text:anchor-type="paragraph" draw:z-index="250" draw:style-name="gr28" draw:text-style-name="P4" svg:x1="15.445cm" svg:y1="0.464cm" svg:x2="7.851cm" svg:y2="0.464cm"><text:p/></draw:line></text:p>
      <text:p text:style-name="P2"><draw:frame text:anchor-type="paragraph" draw:z-index="143" draw:style-name="gr43" draw:text-style-name="P4" svg:width="2.869cm" svg:height="1.431cm" svg:x="13.954cm" svg:y="0.478cm"><draw:text-box><text:p text:style-name="P4">Has 'no-uniprot-update' annotation?</text:p></draw:text-box></draw:frame><draw:frame text:anchor-type="paragraph" draw:z-index="146" draw:style-name="gr41" svg:width="0.9cm" svg:height="0.479cm" svg:x="12.878cm" svg:y="0.455cm"><draw:text-box><text:p>Yes</text:p></draw:text-box></draw:frame><draw:frame text:anchor-type="paragraph" draw:z-index="251" draw:style-name="gr71" draw:text-style-name="P17" svg:width="4.419cm" svg:height="1.431cm" svg:x="8.142cm" svg:y="0.358cm"><draw:text-box><text:p text:style-name="P17"><text:span text:style-name="T14">Protein remapping process</text:span></text:p><text:p text:style-name="P17"><text:span text:style-name="T14">(not documented here)</text:span></text:p></draw:text-box></draw:frame></text:p>
      <text:p text:style-name="P2"><draw:frame text:anchor-type="paragraph" draw:z-index="144" draw:style-name="gr6" draw:text-style-name="P4" svg:width="4.499cm" svg:height="0.525cm" svg:x="0.998cm" svg:y="0.275cm"><draw:text-box><text:p text:style-name="P4">Log in 'non_uniprot.csv'</text:p></draw:text-box></draw:frame><draw:line text:anchor-type="paragraph" draw:z-index="252" draw:style-name="gr72" draw:text-style-name="P4" svg:x1="8.142cm" svg:y1="0.492cm" svg:x2="5.496cm" svg:y2="0.492cm"><text:p/></draw:line><draw:frame text:anchor-type="paragraph" draw:z-index="253" draw:style-name="gr73" draw:text-style-name="P18" svg:width="1.234cm" svg:height="0.496cm" svg:x="6.433cm" svg:y="0.492cm"><draw:text-box><text:p text:style-name="P18"><text:span text:style-name="T14">Failed</text:span></text:p></draw:text-box></draw:frame></text:p>
      <text:p text:style-name="P2"><draw:line text:anchor-type="paragraph" draw:z-index="145" draw:style-name="gr44" draw:text-style-name="P4" svg:x1="13.954cm" svg:y1="0.035cm" svg:x2="12.64cm" svg:y2="0.035cm"><text:p/></draw:line><draw:frame text:anchor-type="paragraph" draw:z-index="255" draw:style-name="gr74" draw:text-style-name="P18" svg:width="2.036cm" svg:height="0.479cm" svg:x="11.795cm" svg:y="0.52cm"><draw:text-box><text:p text:style-name="P18"><text:span text:style-name="T14">Successfull</text:span></text:p></draw:text-box></draw:frame></text:p>
      <text:p text:style-name="P2"><draw:line text:anchor-type="paragraph" draw:z-index="149" draw:style-name="gr2" draw:text-style-name="P4" svg:x1="15.402cm" svg:y1="0.205cm" svg:x2="15.402cm" svg:y2="0.84cm"><text:p/></draw:line><draw:frame text:anchor-type="paragraph" draw:z-index="150" draw:style-name="gr41" svg:width="0.9cm" svg:height="0.479cm" svg:x="14.503cm" svg:y="0.205cm"><draw:text-box><text:p>No</text:p></draw:text-box></draw:frame><draw:line text:anchor-type="paragraph" draw:z-index="254" draw:style-name="gr72" draw:text-style-name="P4" svg:x1="12.217cm" svg:y1="0.085cm" svg:x2="13.011cm" svg:y2="0.838cm"><text:p/></draw:line><draw:line text:anchor-type="paragraph" draw:z-index="151" draw:style-name="gr28" draw:text-style-name="P4" svg:x1="10.946cm" svg:y1="0.97cm" svg:x2="0.601cm" svg:y2="0.335cm"><text:p/></draw:line><draw:line text:anchor-type="paragraph" draw:z-index="172" draw:style-name="gr2" draw:text-style-name="P4" svg:x1="12.507cm" svg:y1="3.214cm" svg:x2="10.576cm" svg:y2="0.085cm"><text:p/></draw:line><draw:frame text:anchor-type="paragraph" draw:z-index="152" draw:style-name="gr45" svg:width="1.324cm" svg:height="0.743cm" svg:x="11.291cm" svg:y="0.437cm"><draw:text-box><text:p>No, &gt;1</text:p></draw:text-box></draw:frame></text:p>
      <text:p text:style-name="P2"><draw:frame text:anchor-type="paragraph" draw:z-index="147" draw:style-name="gr6" draw:text-style-name="P4" svg:width="4.329cm" svg:height="0.955cm" svg:x="12.799cm" svg:y="0.27cm"><draw:text-box><text:p text:style-name="P4">Has a single uniprot identity?</text:p></draw:text-box></draw:frame><draw:line text:anchor-type="paragraph" draw:z-index="256" draw:style-name="gr28" draw:text-style-name="P4" svg:x1="12.799cm" svg:y1="0.441cm" svg:x2="11.291cm" svg:y2="0.402cm"><text:p/></draw:line></text:p>
      <text:p text:style-name="P2"><draw:frame text:anchor-type="paragraph" draw:z-index="259" draw:style-name="gr50" svg:width="1.112cm" svg:height="0.636cm" svg:x="11.688cm" svg:y="0.259cm"><draw:text-box><text:p>No, 0</text:p></draw:text-box></draw:frame></text:p>
      <text:p text:style-name="P2"><draw:frame text:anchor-type="paragraph" draw:z-index="155" draw:style-name="gr47" draw:text-style-name="P8" svg:width="8.917cm" svg:height="1.802cm" svg:x="1.924cm" svg:y="0.164cm"><draw:text-box><text:p text:style-name="P6"><text:span text:style-name="T4">- Uniprot 'identity' becomes 'uniprot-removed-ac'</text:span></text:p><text:p text:style-name="P6"><text:span text:style-name="T4">- <text:s/>remove all other cross references</text:span></text:p><text:p text:style-name="P6"><text:span text:style-name="T4">- add 'no-uniprot-update' and a 'caution'</text:span></text:p><text:p text:style-name="P6"><text:span text:style-name="T4">- log in "dead_proteins.csv"</text:span></text:p></draw:text-box></draw:frame><draw:line text:anchor-type="paragraph" draw:z-index="154" draw:style-name="gr2" draw:text-style-name="P4" svg:x1="15.402cm" svg:y1="0.088cm" svg:x2="15.402cm" svg:y2="0.854cm"><text:p/></draw:line><draw:frame text:anchor-type="paragraph" draw:z-index="174" draw:style-name="gr41" svg:width="0.9cm" svg:height="0.479cm" svg:x="15.683cm" svg:y="0.228cm"><draw:text-box><text:p>Yes</text:p></draw:text-box></draw:frame><draw:line text:anchor-type="paragraph" draw:z-index="258" draw:style-name="gr28" draw:text-style-name="P4" svg:x1="12.799cm" svg:y1="0.138cm" svg:x2="11.952cm" svg:y2="0.457cm"><text:p/></draw:line></text:p>
      <text:p text:style-name="P2"><draw:frame text:anchor-type="paragraph" draw:z-index="153" draw:style-name="gr46" draw:text-style-name="P4" svg:width="4.351cm" svg:height="0.955cm" svg:x="12.508cm" svg:y="0.286cm"><draw:text-box><text:p text:style-name="P4">Match a single uniprot entry?</text:p></draw:text-box></draw:frame><draw:line text:anchor-type="paragraph" draw:z-index="257" draw:style-name="gr28" draw:text-style-name="P4" svg:x1="12.085cm" svg:y1="0.392cm" svg:x2="10.841cm" svg:y2="0.604cm"><text:p/></draw:line></text:p>
      <text:p text:style-name="P2"><draw:frame text:anchor-type="paragraph" draw:z-index="173" draw:style-name="gr50" svg:width="1.789cm" svg:height="0.636cm" svg:x="11.105cm" svg:y="0.037cm"><draw:text-box><text:p>No, 0</text:p></draw:text-box></draw:frame></text:p>
      <text:p text:style-name="P2"><draw:frame text:anchor-type="paragraph" draw:z-index="161" draw:style-name="gr50" svg:width="0.715cm" svg:height="0.636cm" svg:x="6.846cm" svg:y="0.213cm"><draw:text-box><text:p>No</text:p></draw:text-box></draw:frame><draw:frame text:anchor-type="paragraph" draw:z-index="163" draw:style-name="gr50" svg:width="0.715cm" svg:height="0.636cm" svg:x="0.84cm" svg:y="0.088cm"><draw:text-box><text:p>No</text:p></draw:text-box></draw:frame><draw:line text:anchor-type="paragraph" draw:z-index="157" draw:style-name="gr2" draw:text-style-name="P4" svg:x1="12.507cm" svg:y1="0.104cm" svg:x2="11.105cm" svg:y2="0.795cm"><text:p/></draw:line></text:p>
      <text:p text:style-name="P2"><draw:frame text:anchor-type="paragraph" draw:z-index="156" draw:style-name="gr48" draw:text-style-name="P4" svg:width="3.282cm" svg:height="1.064cm" svg:x="7.825cm" svg:y="0.069cm"><draw:text-box><text:p text:style-name="P4">Several species?</text:p></draw:text-box></draw:frame><draw:line text:anchor-type="paragraph" draw:z-index="160" draw:style-name="gr2" draw:text-style-name="P4" svg:x1="7.824cm" svg:y1="0.28cm" svg:x2="6.184cm" svg:y2="0.28cm"><text:p/></draw:line><draw:line text:anchor-type="paragraph" draw:z-index="162" draw:style-name="gr28" draw:text-style-name="P4" svg:x1="1.554cm" svg:y1="0.272cm" svg:x2="0.601cm" svg:y2="0.272cm"><text:p/></draw:line><draw:frame text:anchor-type="paragraph" draw:z-index="159" draw:style-name="gr6" draw:text-style-name="P4" svg:width="4.578cm" svg:height="0.525cm" svg:x="1.554cm" svg:y="0.034cm"><draw:text-box><text:p text:style-name="P4">Is IntAct splice variant?</text:p></draw:text-box></draw:frame><draw:frame text:anchor-type="paragraph" draw:z-index="158" draw:style-name="gr49" svg:width="1.789cm" svg:height="0.479cm" svg:x="11.264cm" svg:y="0.386cm"><draw:text-box><text:p>No, &gt; 1</text:p></draw:text-box></draw:frame><draw:line text:anchor-type="paragraph" draw:z-index="179" draw:style-name="gr28" draw:text-style-name="P4" svg:x1="7.216cm" svg:y1="0.28cm" svg:x2="7.295cm" svg:y2="1.495cm"><text:p/></draw:line></text:p>
      <text:p text:style-name="P2"><draw:line text:anchor-type="paragraph" draw:z-index="170" draw:style-name="gr2" draw:text-style-name="P4" svg:x1="9.518cm" svg:y1="0.023cm" svg:x2="9.544cm" svg:y2="0.928cm"><text:p/></draw:line><draw:frame text:anchor-type="paragraph" draw:z-index="171" draw:style-name="gr50" svg:width="0.715cm" svg:height="0.636cm" svg:x="8.46cm" svg:y="0.185cm"><draw:text-box><text:p>Yes</text:p></draw:text-box></draw:frame><draw:line text:anchor-type="paragraph" draw:z-index="165" draw:style-name="gr2" draw:text-style-name="P4" svg:x1="3.829cm" svg:y1="0.046cm" svg:x2="3.829cm" svg:y2="0.909cm"><text:p/></draw:line><draw:frame text:anchor-type="paragraph" draw:z-index="166" draw:style-name="gr50" svg:width="0.715cm" svg:height="0.636cm" svg:x="4.173cm" svg:y="0.014cm"><draw:text-box><text:p>Yes</text:p></draw:text-box></draw:frame><draw:line text:anchor-type="paragraph" draw:z-index="176" draw:style-name="gr2" draw:text-style-name="P4" svg:x1="15.402cm" svg:y1="0.079cm" svg:x2="15.402cm" svg:y2="0.792cm"><text:p/></draw:line><draw:frame text:anchor-type="paragraph" draw:z-index="177" draw:style-name="gr41" svg:width="0.9cm" svg:height="0.479cm" svg:x="15.683cm" svg:y="0.347cm"><draw:text-box><text:p>Yes</text:p></draw:text-box></draw:frame><draw:frame text:anchor-type="paragraph" draw:z-index="180" draw:style-name="gr50" svg:width="0.715cm" svg:height="0.636cm" svg:x="6.502cm" svg:y="0.213cm"><draw:text-box><text:p>No</text:p></draw:text-box></draw:frame></text:p>
      <text:p text:style-name="P2"><draw:frame text:anchor-type="paragraph" draw:z-index="169" draw:style-name="gr6" draw:text-style-name="P4" svg:width="4.578cm" svg:height="0.955cm" svg:x="7.295cm" svg:y="0.36cm"><draw:text-box><text:p text:style-name="P4">Unique entry with same organism as in intact?</text:p></draw:text-box></draw:frame><draw:frame text:anchor-type="paragraph" draw:z-index="164" draw:style-name="gr51" draw:text-style-name="P4" svg:width="5.24cm" svg:height="0.955cm" svg:x="1.316cm" svg:y="0.34cm"><draw:text-box><text:p text:style-name="P4">Single uniprot entry starting with same accession?</text:p></draw:text-box></draw:frame><draw:frame text:anchor-type="paragraph" draw:z-index="167" draw:style-name="gr50" svg:width="0.715cm" svg:height="0.636cm" svg:x="0.76cm" svg:y="0.044cm"><draw:text-box><text:p>No</text:p></draw:text-box></draw:frame><draw:frame text:anchor-type="paragraph" draw:z-index="175" draw:style-name="gr46" draw:text-style-name="P4" svg:width="4.351cm" svg:height="1.908cm" svg:x="12.534cm" svg:y="0.36cm"><draw:text-box><text:p text:style-name="P4">The uniprot entry will be used as reference for updating the proteins in intact</text:p></draw:text-box></draw:frame></text:p>
      <text:p text:style-name="P2"><draw:line text:anchor-type="paragraph" draw:z-index="168" draw:style-name="gr28" draw:text-style-name="P4" svg:x1="1.315cm" svg:y1="0.111cm" svg:x2="0.601cm" svg:y2="0.111cm"><text:p/></draw:line></text:p>
      <text:p text:style-name="P2"><draw:line text:anchor-type="paragraph" draw:z-index="178" draw:style-name="gr2" draw:text-style-name="P4" svg:x1="11.317cm" svg:y1="0.178cm" svg:x2="12.534cm" svg:y2="0.839cm"><text:p/></draw:line><draw:frame text:anchor-type="paragraph" draw:z-index="181" draw:style-name="gr50" svg:width="0.715cm" svg:height="0.636cm" svg:x="10.603cm" svg:y="0.205cm"><draw:text-box><text:p>Yes</text:p></draw:text-box></draw:frame><draw:line text:anchor-type="paragraph" draw:z-index="182" draw:style-name="gr28" draw:text-style-name="P4" svg:x1="3.618cm" svg:y1="1.131cm" svg:x2="3.644cm" svg:y2="0.159cm"><text:p/></draw:line><draw:frame text:anchor-type="paragraph" draw:z-index="183" draw:style-name="gr50" svg:width="0.715cm" svg:height="0.636cm" svg:x="4.173cm" svg:y="0.318cm"><draw:text-box><text:p>Yes</text:p></draw:text-box></draw:frame></text:p>
      <text:p text:style-name="P2"><draw:line text:anchor-type="paragraph" draw:z-index="184" draw:style-name="gr2" draw:text-style-name="P4" svg:x1="3.618cm" svg:y1="0.563cm" svg:x2="12.534cm" svg:y2="0.589cm"><text:p/></draw:line></text:p>
      <text:p text:style-name="P1"><draw:line text:anchor-type="paragraph" draw:z-index="186" draw:style-name="gr2" draw:text-style-name="P4" svg:x1="16.461cm" svg:y1="0.352cm" svg:x2="16.503cm" svg:y2="2.857cm"><text:p/></draw:line><text:soft-page-break/>Protein Update Data Flow : <text:span text:style-name="T1">Filter all intact proteins matching a single uniprot entry</text:span></text:p>
      <text:p text:style-name="P2"/>
      <text:p text:style-name="P2"/>
      <text:p text:style-name="P2"><draw:frame text:anchor-type="paragraph" draw:z-index="185" draw:style-name="gr52" draw:text-style-name="P4" svg:width="10.108cm" svg:height="3.707cm" svg:x="6.66cm" svg:y="0.099cm"><draw:text-box><text:p text:style-name="P4">Collect all proteins in Intact having </text:p><text:p text:style-name="P4"/><text:p text:style-name="P6">- <text:span text:style-name="T4">uniprot primary ac → primary proteins</text:span></text:p><text:p text:style-name="P6"><text:span text:style-name="T4">- uniprot secondary ac → secondary proteins</text:span></text:p><text:p text:style-name="P6"><text:span text:style-name="T4">- splice variant primary ac → primary isoforms</text:span></text:p><text:p text:style-name="P6"><text:span text:style-name="T4">- splice variant secondary ac → secondary isoforms</text:span></text:p><text:p text:style-name="P6"><text:span text:style-name="T4">- feature chains primary ac → primary feature chains</text:span></text:p><text:p text:style-name="P4"/></draw:text-box></draw:frame></text:p>
      <text:p text:style-name="P2"/>
      <text:p text:style-name="P2"/>
      <text:p text:style-name="P2"/>
      <text:p text:style-name="P2"/>
      <text:p text:style-name="P2"/>
      <text:p text:style-name="P2"><draw:line text:anchor-type="paragraph" draw:z-index="187" draw:style-name="gr2" draw:text-style-name="P5" svg:x1="15.64cm" svg:y1="0.397cm" svg:x2="15.788cm" svg:y2="19.639cm"><text:p/></draw:line></text:p>
      <text:p text:style-name="P2"><draw:frame text:anchor-type="paragraph" draw:z-index="190" draw:style-name="gr53" svg:width="9.182cm" svg:height="1.049cm" svg:x="7.216cm" svg:y="0.429cm"><draw:text-box><text:p>Filter protein without interactions and without isoform/feature chain with interactions</text:p></draw:text-box></draw:frame></text:p>
      <text:p text:style-name="P2"/>
      <text:p text:style-name="P2"><draw:frame text:anchor-type="paragraph" draw:z-index="188" draw:style-name="gr6" draw:text-style-name="P5" svg:width="5.663cm" svg:height="0.955cm" svg:x="0.258cm" svg:y="0.012cm"><draw:text-box><text:p text:style-name="P4"><text:span text:style-name="T7">Delete them and log in "deleted.csv"</text:span></text:p></draw:text-box></draw:frame><draw:line text:anchor-type="paragraph" draw:z-index="189" draw:style-name="gr2" draw:text-style-name="P4" svg:x1="15.64cm" svg:y1="0.552cm" svg:x2="5.962cm" svg:y2="0.473cm"><text:p/></draw:line></text:p>
      <text:p text:style-name="P2"><draw:frame text:anchor-type="paragraph" draw:z-index="192" draw:style-name="gr40" svg:width="7.885cm" svg:height="0.955cm" svg:x="6.608cm" svg:y="0.385cm"><draw:text-box><text:p>Has isoforms/ feature chains with invalid intact parents which cannot be remapped ?</text:p></draw:text-box></draw:frame></text:p>
      <text:p text:style-name="P2"><draw:frame text:anchor-type="paragraph" draw:z-index="193" draw:style-name="gr54" draw:text-style-name="P4" svg:width="3.758cm" svg:height="1.908cm" svg:x="0.125cm" svg:y="0.171cm"><draw:text-box><text:p text:style-name="P4">log in "process_errors.csv" and filter them from the proteins to update</text:p></draw:text-box></draw:frame><draw:frame text:anchor-type="paragraph" draw:z-index="260" draw:style-name="gr50" svg:width="0.715cm" svg:height="0.636cm" svg:x="5.39cm" svg:y="0.337cm"><draw:text-box><text:p>Yes</text:p></draw:text-box></draw:frame><draw:line text:anchor-type="paragraph" draw:z-index="191" draw:style-name="gr2" draw:text-style-name="P4" svg:x1="15.64cm" svg:y1="0.161cm" svg:x2="14.492cm" svg:y2="0.161cm"><text:p/></draw:line><draw:line text:anchor-type="paragraph" draw:z-index="261" draw:style-name="gr2" draw:text-style-name="P4" svg:x1="6.607cm" svg:y1="0.125cm" svg:x2="3.882cm" svg:y2="0.548cm"><text:p/></draw:line></text:p>
      <text:p text:style-name="P2"><draw:line text:anchor-type="paragraph" draw:z-index="262" draw:style-name="gr2" draw:text-style-name="P4" svg:x1="9.386cm" svg:y1="0.203cm" svg:x2="10.534cm" svg:y2="0.775cm"><text:p/></draw:line><draw:frame text:anchor-type="paragraph" draw:z-index="263" draw:style-name="gr50" svg:width="0.715cm" svg:height="0.636cm" svg:x="8.169cm" svg:y="0.203cm"><draw:text-box><text:p>No</text:p></draw:text-box></draw:frame></text:p>
      <text:p text:style-name="P2"><draw:frame text:anchor-type="paragraph" draw:z-index="264" draw:style-name="gr75" svg:width="8.415cm" svg:height="0.479cm" svg:x="6.608cm" svg:y="0.226cm"><draw:text-box><text:p>Put the proteins in the list of transcripts to remap</text:p></draw:text-box></draw:frame><draw:line text:anchor-type="paragraph" draw:z-index="265" draw:style-name="gr2" draw:text-style-name="P4" svg:x1="15.021cm" svg:y1="0.437cm" svg:x2="15.64cm" svg:y2="0.437cm"><text:p/></draw:line></text:p>
      <text:p text:style-name="P2"/>
      <text:p text:style-name="P2"><draw:frame text:anchor-type="paragraph" draw:z-index="194" draw:style-name="gr55" svg:width="5.901cm" svg:height="0.955cm" svg:x="7.586cm" svg:y="0.229cm"><draw:text-box><text:p>Filter proteins 'no-uniprot-update' or without uniprot identity</text:p></draw:text-box></draw:frame></text:p>
      <text:p text:style-name="P2"><draw:frame text:anchor-type="paragraph" draw:z-index="196" draw:style-name="gr56" draw:text-style-name="P4" svg:width="4.975cm" svg:height="0.657cm" svg:x="0.39cm" svg:y="0.224cm"><draw:text-box><text:p text:style-name="P4">Log in 'non_uniprot.csv'</text:p></draw:text-box></draw:frame></text:p>
      <text:p text:style-name="P2"><draw:line text:anchor-type="paragraph" draw:z-index="195" draw:style-name="gr2" draw:text-style-name="P4" svg:x1="15.641cm" svg:y1="0.055cm" svg:x2="5.417cm" svg:y2="0.048cm"><text:p/></draw:line></text:p>
      <text:p text:style-name="P2"><draw:frame text:anchor-type="paragraph" draw:z-index="199" draw:style-name="gr39" draw:text-style-name="P4" svg:width="3.599cm" svg:height="0.955cm" svg:x="1.819cm" svg:y="0.171cm"><draw:text-box><text:p text:style-name="P4">log in "process_errors.csv"</text:p></draw:text-box></draw:frame><draw:frame text:anchor-type="paragraph" draw:z-index="197" draw:style-name="gr55" svg:width="8.388cm" svg:height="0.623cm" svg:x="6.803cm" svg:y="0.074cm"><draw:text-box><text:p>Filter proteins with several uniprot identities</text:p></draw:text-box></draw:frame></text:p>
      <text:p text:style-name="P2"><draw:line text:anchor-type="paragraph" draw:z-index="198" draw:style-name="gr2" draw:text-style-name="P4" svg:x1="15.736cm" svg:y1="0.249cm" svg:x2="5.512cm" svg:y2="0.242cm"><text:p/></draw:line></text:p>
      <text:p text:style-name="P2"/>
      <text:p text:style-name="P2"><draw:frame text:anchor-type="paragraph" draw:z-index="200" draw:style-name="gr55" svg:width="5.705cm" svg:height="0.623cm" svg:x="8.497cm" svg:y="0.54cm"><draw:text-box><text:p>Filter dead uniprot proteins</text:p></draw:text-box></draw:frame><draw:frame text:anchor-type="paragraph" draw:z-index="201" draw:style-name="gr57" draw:text-style-name="P8" svg:width="5.875cm" svg:height="2.701cm" svg:x="0.258cm" svg:y="0.261cm"><draw:text-box><text:p text:style-name="P6"><text:span text:style-name="T4">- Uniprot 'identity' becomes 'uniprot-removed-ac'</text:span></text:p><text:p text:style-name="P6"><text:span text:style-name="T4">- <text:s/>remove all other cross references</text:span></text:p><text:p text:style-name="P6"><text:span text:style-name="T4">- add 'no-uniprot-update' and a 'caution'</text:span></text:p><text:p text:style-name="P6"><text:span text:style-name="T4">- log in "dead_proteins.csv"</text:span></text:p></draw:text-box></draw:frame></text:p>
      <text:p text:style-name="P2"/>
      <text:p text:style-name="P2"><draw:line text:anchor-type="paragraph" draw:z-index="203" draw:style-name="gr2" draw:text-style-name="P4" svg:x1="15.64cm" svg:y1="0.233cm" svg:x2="6.131cm" svg:y2="0.233cm"><text:p/></draw:lin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202" draw:style-name="gr58" svg:width="7.425cm" svg:height="1.908cm" svg:x="7.253cm" svg:y="0.268cm"><draw:text-box><text:p>Filter proteins matching several uniprot proteins and for which it id impossible to choose which uniprot entry we keep as reference</text:p></draw:text-box></draw:frame></text:p>
      <text:p text:style-name="P2"/>
      <text:p text:style-name="P2"/>
      <text:p text:style-name="P2"><draw:frame text:anchor-type="paragraph" draw:z-index="205" draw:style-name="gr39" draw:text-style-name="P4" svg:width="3.599cm" svg:height="0.955cm" svg:x="2.454cm" svg:y="0.448cm"><draw:text-box><text:p text:style-name="P4">log in "process_errors.csv"</text:p></draw:text-box></draw:frame></text:p>
      <text:p text:style-name="P2"><draw:line text:anchor-type="paragraph" draw:z-index="204" draw:style-name="gr2" draw:text-style-name="P4" svg:x1="15.64cm" svg:y1="0.332cm" svg:x2="6.131cm" svg:y2="0.332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1"><draw:frame text:anchor-type="paragraph" draw:z-index="10" draw:style-name="gr6" draw:text-style-name="P4" svg:width="5.901cm" svg:height="1.431cm" svg:x="10.947cm" svg:y="2.93cm"><draw:text-box><text:p text:style-name="P4">Has secondary proteins and/or secondary isoforms to update in Intact?</text:p></draw:text-box></draw:frame><draw:line text:anchor-type="paragraph" draw:z-index="11" draw:style-name="gr2" draw:text-style-name="P4" svg:x1="10.947cm" svg:y1="3.835cm" svg:x2="7.698cm" svg:y2="3.824cm"><text:p/></draw:line><draw:frame text:anchor-type="paragraph" draw:z-index="12" draw:style-name="gr7" svg:width="0.932cm" svg:height="0.749cm" svg:x="9.095cm" svg:y="2.94cm"><draw:text-box><text:p>yes</text:p></draw:text-box></draw:frame><draw:line text:anchor-type="paragraph" draw:z-index="14" draw:style-name="gr2" draw:text-style-name="P5" svg:x1="14.106cm" svg:y1="4.392cm" svg:x2="14.106cm" svg:y2="5.771cm"><text:p/></draw:line><draw:frame text:anchor-type="paragraph" draw:z-index="15" draw:style-name="gr7" svg:width="0.932cm" svg:height="0.749cm" svg:x="14.307cm" svg:y="4.554cm"><draw:text-box><text:p>no</text:p></draw:text-box></draw:frame><draw:frame text:anchor-type="paragraph" draw:z-index="16" draw:style-name="gr6" draw:text-style-name="P4" svg:width="5.901cm" svg:height="0.525cm" svg:x="10.947cm" svg:y="5.761cm"><draw:text-box><text:p text:style-name="P4">Has several primary proteins?</text:p></draw:text-box></draw:frame><draw:frame text:anchor-type="paragraph" draw:z-index="18" draw:style-name="gr9" svg:width="0.932cm" svg:height="0.62cm" svg:x="9.2cm" svg:y="5.269cm"><draw:text-box><text:p>yes</text:p></draw:text-box></draw:frame><draw:frame text:anchor-type="paragraph" draw:z-index="21" draw:style-name="gr9" svg:width="0.932cm" svg:height="0.62cm" svg:x="8.565cm" svg:y="6.142cm"><draw:text-box><text:p>yes</text:p></draw:text-box></draw:frame><draw:line text:anchor-type="paragraph" draw:z-index="9" draw:style-name="gr2" draw:text-style-name="P5" svg:x1="16.423cm" svg:y1="-0.014cm" svg:x2="16.423cm" svg:y2="2.93cm"><text:p/></draw:line><text:soft-page-break/>Protein Update Data Flow : <text:span text:style-name="T1">Fix duplicates of master proteins</text:span></text:p>
      <text:p text:style-name="P1"/>
      <text:p text:style-name="P1"><draw:frame text:anchor-type="paragraph" draw:z-index="13" draw:style-name="gr8" draw:text-style-name="P6" svg:width="7.25cm" svg:height="1.908cm" svg:x="0.236cm" svg:y="0.443cm"><draw:text-box><text:p text:style-name="P6">- Update uniprot identity. </text:p><text:p text:style-name="P6">- All secondary proteins/isoforms become primary proteins.</text:p><text:p text:style-name="P6">- Log in "secondary_proteins.csv"</text:p></draw:text-box></draw:frame></text:p>
      <text:p text:style-name="P1"/>
      <text:p text:style-name="P1"><draw:line text:anchor-type="paragraph" draw:z-index="206" draw:style-name="gr2" draw:text-style-name="P4" svg:x1="7.486cm" svg:y1="0.497cm" svg:x2="11.635cm" svg:y2="1.571cm"><text:p/></draw:line></text:p>
      <text:p text:style-name="P3"><draw:frame text:anchor-type="paragraph" draw:z-index="19" draw:style-name="gr10" draw:text-style-name="P7" svg:width="6.695cm" svg:height="0.955cm" svg:x="0.792cm" svg:y="0.25cm"><draw:text-box><text:p text:style-name="P6"><text:span text:style-name="T2">- log in "duplicates.csv"</text:span></text:p><text:p text:style-name="P4"><text:span text:style-name="T2">Primary proteins with same sequence?</text:span></text:p></draw:text-box></draw:frame></text:p>
      <text:p text:style-name="P3"><draw:line text:anchor-type="paragraph" draw:z-index="23" draw:style-name="gr12" draw:text-style-name="P5" svg:x1="3.512cm" svg:y1="0.393cm" svg:x2="3.512cm" svg:y2="0.663cm"><text:p/></draw:line><draw:frame text:anchor-type="paragraph" draw:z-index="24" draw:style-name="gr7" svg:width="0.932cm" svg:height="0.749cm" svg:x="3.829cm" svg:y="0.235cm"><draw:text-box><text:p>no</text:p></draw:text-box></draw:frame><draw:line text:anchor-type="paragraph" draw:z-index="17" draw:style-name="gr2" draw:text-style-name="P4" svg:x1="10.947cm" svg:y1="0.219cm" svg:x2="7.486cm" svg:y2="0.108cm"><text:p/></draw:line><draw:line text:anchor-type="paragraph" draw:z-index="20" draw:style-name="gr2" draw:text-style-name="P5" svg:x1="7.243cm" svg:y1="0.393cm" svg:x2="8.539cm" svg:y2="1.245cm"><text:p/></draw:line><draw:line text:anchor-type="paragraph" draw:z-index="34" draw:style-name="gr2" draw:text-style-name="P5" svg:x1="15.296cm" svg:y1="0.605cm" svg:x2="15.296cm" svg:y2="1.917cm"><text:p/></draw:line><draw:frame text:anchor-type="paragraph" draw:z-index="75" draw:style-name="gr29" draw:text-style-name="P10" svg:width="7.46cm" svg:height="1.802cm" svg:x="0.021cm" svg:y="0.684cm"><draw:text-box><text:p text:style-name="P6"><text:span text:style-name="T3">- log in 'transcript_same_sequence.csv' if a transcript exists with the same sequence</text:span></text:p><text:p text:style-name="P6"><text:span text:style-name="T3">- Log in 'sequence_changed.csv'</text:span></text:p><text:p text:style-name="P6"><text:span text:style-name="T3">- Can shift ranges successfully?</text:span></text:p></draw:text-box></draw:frame></text:p>
      <text:p text:style-name="P1"><draw:frame text:anchor-type="paragraph" draw:z-index="22" draw:style-name="gr11" draw:text-style-name="P8" svg:width="4.763cm" svg:height="3.151cm" svg:x="8.116cm" svg:y="0.434cm"><draw:text-box><text:p text:style-name="P6"><text:span text:style-name="T3">- Merge them (keep oldest protein, move all interactions, add intact-secondary and update protein transcripts) </text:span></text:p><text:p text:style-name="P6"><text:span text:style-name="T3">- log in “deleted.csv”</text:span></text:p><text:p text:style-name="P6"><text:span text:style-name="T4"/></text:p></draw:text-box></draw:frame><draw:custom-shape text:anchor-type="paragraph" draw:z-index="46" draw:style-name="gr22" draw:text-style-name="P4" svg:width="0.583cm" svg:height="12.78cm" svg:x="13.513cm" svg:y="0.32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35" draw:style-name="gr7" svg:width="0.932cm" svg:height="0.749cm" svg:x="15.868cm" svg:y="0.021cm"><draw:text-box><text:p>no</text:p></draw:text-box></draw:frame></text:p>
      <text:p text:style-name="P1"><draw:frame text:anchor-type="paragraph" draw:z-index="36" draw:style-name="gr17" draw:text-style-name="P4" svg:width="2.742cm" svg:height="2.384cm" svg:x="14.079cm" svg:y="0.416cm"><draw:text-box><text:p text:style-name="P4">The master protein in Intact is the only existing primary protein</text:p></draw:text-box></draw:frame><draw:frame text:anchor-type="paragraph" draw:z-index="30" draw:style-name="gr14" svg:width="0.795cm" svg:height="0.489cm" svg:x="2.083cm" svg:y="0.693cm"><draw:text-box><text:p>no</text:p></draw:text-box></draw:frame></text:p>
      <text:p text:style-name="P1"><draw:frame text:anchor-type="paragraph" draw:z-index="37" draw:style-name="gr18" draw:text-style-name="P10" svg:width="3.356cm" svg:height="3.601cm" svg:x="0.395cm" svg:y="0.37cm"><draw:text-box><text:p text:style-name="P6"><text:span text:style-name="T3">- log in 'out_of_date_participant.csv' and 'process_errors.csv'' </text:span></text:p><text:p text:style-name="P6"><text:span text:style-name="T3">- Was the range valid with the previous protein sequence?</text:span></text:p></draw:text-box></draw:frame><draw:line text:anchor-type="paragraph" draw:z-index="26" draw:style-name="gr12" draw:text-style-name="P5" svg:x1="5.364cm" svg:y1="0.051cm" svg:x2="5.364cm" svg:y2="1.15cm"><text:p/></draw:line><draw:frame text:anchor-type="paragraph" draw:z-index="27" draw:style-name="gr7" svg:width="0.932cm" svg:height="0.749cm" svg:x="5.761cm" svg:y="0.404cm"><draw:text-box><text:p>yes</text:p></draw:text-box></draw:frame><draw:line text:anchor-type="paragraph" draw:z-index="25" draw:style-name="gr12" draw:text-style-name="P5" svg:x1="1.845cm" svg:y1="0cm" svg:x2="1.845cm" svg:y2="0.37cm"><text:p/></draw:line><draw:line text:anchor-type="paragraph" draw:z-index="32" draw:style-name="gr2" draw:text-style-name="P5" svg:x1="7.481cm" svg:y1="0.051cm" svg:x2="8.063cm" svg:y2="2.674cm"><text:p/></draw:line></text:p>
      <text:p text:style-name="P1"><draw:frame text:anchor-type="paragraph" draw:z-index="28" draw:style-name="gr13" draw:text-style-name="P6" svg:width="3.07cm" svg:height="1.908cm" svg:x="4.099cm" svg:y="0.339cm"><draw:text-box><text:p text:style-name="P6"><text:span text:style-name="T5">- log in "range_changed.csv"</text:span></text:p><text:p text:style-name="P6"/></draw:text-box></draw:frame></text:p>
      <text:p text:style-name="P1"><draw:line text:anchor-type="paragraph" draw:z-index="29" draw:style-name="gr2" draw:text-style-name="P5" svg:x1="9.756cm" svg:y1="1.052cm" svg:x2="9.809cm" svg:y2="0.339cm"><text:p/></draw:line></text:p>
      <text:p text:style-name="P1"><draw:frame text:anchor-type="paragraph" draw:z-index="33" draw:style-name="gr16" draw:text-style-name="P10" svg:width="6.218cm" svg:height="2.701cm" svg:x="7.322cm" svg:y="0.24cm"><draw:text-box><text:p text:style-name="P6"><text:span text:style-name="T3">- Update sequence of the original protein with the uniprot sequence</text:span></text:p><text:p text:style-name="P6"><text:span text:style-name="T3">- log in 'sequence-changed.csv'</text:span></text:p><text:p text:style-name="P6"><text:span text:style-name="T3">- Move the components with ranges shifted successfully and update sequence of the original protein</text:span></text:p></draw:text-box></draw:frame></text:p>
      <text:p text:style-name="P1"><draw:line text:anchor-type="paragraph" draw:z-index="208" draw:style-name="gr2" draw:text-style-name="P5" svg:x1="0.945cm" svg:y1="0.725cm" svg:x2="0.945cm" svg:y2="1.861cm"><text:p/></draw:line><draw:line text:anchor-type="paragraph" draw:z-index="211" draw:style-name="gr12" draw:text-style-name="P5" svg:x1="3.75cm" svg:y1="0.108cm" svg:x2="6.761cm" svg:y2="0.108cm"><text:p/></draw:line><draw:line text:anchor-type="paragraph" draw:z-index="212" draw:style-name="gr2" draw:text-style-name="P5" svg:x1="6.761cm" svg:y1="0.108cm" svg:x2="6.793cm" svg:y2="2.966cm"><text:p/></draw:line></text:p>
      <text:p text:style-name="P1"><draw:frame text:anchor-type="paragraph" draw:z-index="207" draw:style-name="gr59" svg:width="0.636cm" svg:height="0.548cm" svg:x="0.152cm" svg:y="0.213cm"><draw:text-box><text:p>no</text:p></draw:text-box></draw:frame></text:p>
      <text:p text:style-name="P1"><draw:frame text:anchor-type="paragraph" draw:z-index="47" draw:style-name="gr23" draw:text-style-name="P4" svg:width="2.567cm" svg:height="3.943cm" svg:x="14.254cm" svg:y="0.161cm"><draw:text-box><text:p text:style-name="P4">The master protein in Intact is the oldest protein among all the duplicates, update protein transcripts</text:p></draw:text-box></draw:frame><draw:frame text:anchor-type="paragraph" draw:z-index="209" draw:style-name="gr60" draw:text-style-name="P10" svg:width="5.16cm" svg:height="2.701cm" svg:x="0.152cm" svg:y="0.238cm"><draw:text-box><text:p text:style-name="P6"><text:span text:style-name="T3">- Log in 'invalid_range.csv'</text:span></text:p><text:p text:style-name="P6"><text:span text:style-name="T3">- range becomes 'undetermined'</text:span></text:p><text:p text:style-name="P6"><text:span text:style-name="T3">- add feature annotation 'invalid-range' and 'invalid-positions'</text:span></text:p></draw:text-box></draw:frame></text:p>
      <text:p text:style-name="P1"><draw:frame text:anchor-type="paragraph" draw:z-index="213" draw:style-name="gr19" draw:text-style-name="P11" svg:width="3.864cm" svg:height="1.802cm" svg:x="5.734cm" svg:y="0.531cm"><draw:text-box><text:p text:style-name="P4"><text:span text:style-name="T3">Does it exist a uniprot isoform/feature chain with the same sequence?</text:span></text:p></draw:text-box></draw:frame></text:p>
      <text:p text:style-name="P1"/>
      <text:p text:style-name="P1"><draw:line text:anchor-type="paragraph" draw:z-index="38" draw:style-name="gr2" draw:text-style-name="P5" svg:x1="5.735cm" svg:y1="0.709cm" svg:x2="4.703cm" svg:y2="0.901cm"><text:p/></draw:line><draw:frame text:anchor-type="paragraph" draw:z-index="210" draw:style-name="gr59" svg:width="0.636cm" svg:height="0.548cm" svg:x="5.285cm" svg:y="0.709cm"><draw:text-box><text:p>no</text:p></draw:text-box></draw:frame><draw:line text:anchor-type="paragraph" draw:z-index="44" draw:style-name="gr2" draw:text-style-name="P5" svg:x1="6.74cm" svg:y1="0.709cm" svg:x2="6.74cm" svg:y2="1.669cm"><text:p/></draw:line><draw:frame text:anchor-type="paragraph" draw:z-index="39" draw:style-name="gr7" svg:width="0.932cm" svg:height="0.749cm" svg:x="6.925cm" svg:y="0.709cm"><draw:text-box><text:p>yes</text:p></draw:text-box></draw:frame></text:p>
      <text:p text:style-name="P1"><draw:frame text:anchor-type="paragraph" draw:z-index="31" draw:style-name="gr15" draw:text-style-name="P9" svg:width="4.525cm" svg:height="2.543cm" svg:x="0.258cm" svg:y="0.09cm"><draw:text-box><text:p text:style-name="P6"><text:span text:style-name="T6">- Keep duplicated protein which becomes deprecated ('no-uniprot-update' and 'caution')</text:span></text:p><text:p text:style-name="P6"><text:span text:style-name="T6">- Log in 'non_uniprot.csv'</text:span></text:p><text:p text:style-name="P6"><text:span text:style-name="T6">- Log in out_of_date_range.csv</text:span></text:p></draw:text-box></draw:frame></text:p>
      <text:p text:style-name="P1"><draw:frame text:anchor-type="paragraph" draw:z-index="40" draw:style-name="gr19" draw:text-style-name="P11" svg:width="3.864cm" svg:height="1.802cm" svg:x="5.338cm" svg:y="0.018cm"><draw:text-box><text:p text:style-name="P4"><text:span text:style-name="T3">Does it exist a matching intact transcript with the same sequence?</text:span></text:p></draw:text-box></draw:frame></text:p>
      <text:p text:style-name="P1"><draw:frame text:anchor-type="paragraph" draw:z-index="215" draw:style-name="gr7" svg:width="0.932cm" svg:height="0.749cm" svg:x="9.386cm" svg:y="0.656cm"><draw:text-box><text:p>yes</text:p></draw:text-box></draw:frame></text:p>
      <text:p text:style-name="P1"><draw:line text:anchor-type="paragraph" draw:z-index="214" draw:style-name="gr2" draw:text-style-name="P5" svg:x1="9.2cm" svg:y1="0.196cm" svg:x2="9.597cm" svg:y2="0.937cm"><text:p/></draw:line><draw:line text:anchor-type="paragraph" draw:z-index="41" draw:style-name="gr2" draw:text-style-name="P5" svg:x1="5.337cm" svg:y1="0.196cm" svg:x2="4.226cm" svg:y2="1.413cm"><text:p/></draw:line><draw:frame text:anchor-type="paragraph" draw:z-index="42" draw:style-name="gr20" svg:width="0.641cm" svg:height="0.519cm" svg:x="3.903cm" svg:y="0.196cm"><draw:text-box><text:p>no</text:p></draw:text-box></draw:frame></text:p>
      <text:p text:style-name="P1"><draw:frame text:anchor-type="paragraph" draw:z-index="45" draw:style-name="gr6" draw:text-style-name="P10" svg:width="4.499cm" svg:height="2.251cm" svg:x="9.597cm" svg:y="0.125cm"><draw:text-box><text:p text:style-name="P6"><text:span text:style-name="T3">- <text:s/>Move all the interactions to this existing protein</text:span></text:p><text:p text:style-name="P6"><text:span text:style-name="T3"><text:s/></text:span><text:span text:style-name="T3">- add intact secondary</text:span></text:p><text:p text:style-name="P6"><text:span text:style-name="T3">- delete duplicate and log in 'deleted.csv'</text:span></text:p></draw:text-box></draw:frame><draw:frame text:anchor-type="paragraph" draw:z-index="43" draw:style-name="gr21" draw:text-style-name="P10" svg:width="7.626cm" svg:height="3.151cm" svg:x="0.437cm" svg:y="0.601cm"><draw:text-box><text:p text:style-name="P6"><text:span text:style-name="T3">- Create an Intact entry for this transcript and add it to the list of intact proteins to update.</text:span></text:p><text:p text:style-name="P6"><text:span text:style-name="T3">- Move all the interactions to this new protein, add intact secondary and parent is the protein kept without 'no-uniprot-update'.</text:span></text:p><text:p text:style-name="P6"><text:span text:style-name="T3">- Log in “created.csv”</text:span></text:p><text:p text:style-name="P6"><text:span text:style-name="T3">- delete duplicate and log in 'deleted.csv'</text:span></text:p></draw:text-box></draw:frame></text:p>
      <text:p text:style-name="P1"/>
      <text:p text:style-name="P1"/>
      <text:p text:style-name="P1"/>
      <text:p text:style-name="P1"><draw:custom-shape text:anchor-type="paragraph" draw:z-index="48" draw:style-name="gr22" draw:text-style-name="P4" svg:width="0.676cm" svg:height="16.564cm" draw:transform="rotate (-1.57079632679579) translate (16.7146111111111cm 0.407458333333333cm)"><text:p/><draw:enhanced-geometry svg:viewBox="0 0 21600 21600" draw:mirror-horizontal="false" draw:mirror-vertical="false" draw:glue-points="0 0 0 21600 21600 10800" draw:text-areas="0 ?f9 7800 ?f10" draw:type="right-brace" draw:modifiers="1800 10980.5693628559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"><draw:frame text:anchor-type="paragraph" draw:z-index="49" draw:style-name="gr24" draw:text-style-name="P4" svg:width="5.742cm" svg:height="1.431cm" svg:x="5.523cm" svg:y="0.272cm"><draw:text-box><text:p text:style-name="P4">Start update all master proteins (normally only one after having fixed duplicates)</text:p></draw:text-box></draw:frame></text:p>
      <text:p text:style-name="P1"/>
      <text:p text:style-name="P1"><draw:line text:anchor-type="paragraph" draw:z-index="50" draw:style-name="gr2" draw:text-style-name="P5" svg:x1="8.338cm" svg:y1="1.085cm" svg:x2="8.338cm" svg:y2="2.6cm"><text:p/></draw:line><draw:frame text:anchor-type="paragraph" draw:z-index="51" draw:style-name="gr25" draw:text-style-name="P4" svg:width="5.742cm" svg:height="0.648cm" svg:x="5.946cm" svg:y="2.6cm"><draw:text-box><text:p text:style-name="P4">Has same organim as in Uniprot?</text:p></draw:text-box></draw:frame><draw:line text:anchor-type="paragraph" draw:z-index="52" draw:style-name="gr2" draw:text-style-name="P5" svg:x1="5.946cm" svg:y1="2.85cm" svg:x2="4.755cm" svg:y2="2.85cm"><text:p/></draw:line><draw:frame text:anchor-type="paragraph" draw:z-index="53" draw:style-name="gr7" svg:width="0.932cm" svg:height="0.749cm" svg:x="5.285cm" svg:y="2.103cm"><draw:text-box><text:p>no</text:p></draw:text-box></draw:frame><draw:line text:anchor-type="paragraph" draw:z-index="55" draw:style-name="gr2" draw:text-style-name="P5" svg:x1="8.406cm" svg:y1="3.247cm" svg:x2="8.38cm" svg:y2="5.813cm"><text:p/></draw:line><draw:frame text:anchor-type="paragraph" draw:z-index="56" draw:style-name="gr26" svg:width="2.805cm" svg:height="0.98cm" svg:x="12.402cm" svg:y="2.374cm"><draw:text-box><text:p>No, organims null in intact</text:p></draw:text-box></draw:frame><draw:line text:anchor-type="paragraph" draw:z-index="57" draw:style-name="gr2" draw:text-style-name="P5" svg:x1="11.688cm" svg:y1="2.877cm" svg:x2="12.852cm" svg:y2="3.988cm"><text:p/></draw:line><draw:frame text:anchor-type="paragraph" draw:z-index="58" draw:style-name="gr6" draw:text-style-name="P4" svg:width="4.499cm" svg:height="0.525cm" svg:x="10.232cm" svg:y="4.117cm"><draw:text-box><text:p text:style-name="P4">Update intact organism</text:p></draw:text-box></draw:frame><draw:frame text:anchor-type="paragraph" draw:z-index="59" draw:style-name="gr27" svg:width="0.847cm" svg:height="0.662cm" svg:x="7.534cm" svg:y="3.512cm"><draw:text-box><text:p>yes</text:p></draw:text-box></draw:frame><draw:line text:anchor-type="paragraph" draw:z-index="60" draw:style-name="gr28" draw:text-style-name="P4" svg:x1="10.233cm" svg:y1="4.385cm" svg:x2="8.407cm" svg:y2="4.385cm"><text:p/></draw:line><draw:line text:anchor-type="paragraph" draw:z-index="62" draw:style-name="gr2" draw:text-style-name="P5" svg:x1="8.433cm" svg:y1="6.892cm" svg:x2="8.407cm" svg:y2="7.852cm"><text:p/></draw:line><draw:frame text:anchor-type="paragraph" draw:z-index="63" draw:style-name="gr6" draw:text-style-name="P5" svg:width="4.499cm" svg:height="0.955cm" svg:x="6.184cm" svg:y="7.874cm"><draw:text-box><text:p text:style-name="P4"><text:span text:style-name="T7">Update shortlabel (uniprot id in lower case)</text:span></text:p></draw:text-box></draw:frame><draw:line text:anchor-type="paragraph" draw:z-index="64" draw:style-name="gr2" draw:text-style-name="P5" svg:x1="8.406cm" svg:y1="8.849cm" svg:x2="8.38cm" svg:y2="9.809cm"><text:p/></draw:line><draw:frame text:anchor-type="paragraph" draw:z-index="65" draw:style-name="gr6" draw:text-style-name="P5" svg:width="4.499cm" svg:height="2.86cm" svg:x="6.264cm" svg:y="9.805cm"><draw:text-box><text:p text:style-name="P4"><text:span text:style-name="T7">Update all cross references : delete cross references not in uniprot, create new cross references but don't touch to INTACT cross references</text:span></text:p></draw:text-box></draw:frame><draw:line text:anchor-type="paragraph" draw:z-index="66" draw:style-name="gr2" draw:text-style-name="P5" svg:x1="8.353cm" svg:y1="12.664cm" svg:x2="8.327cm" svg:y2="13.624cm"><text:p/></draw:line><draw:frame text:anchor-type="paragraph" draw:z-index="67" draw:style-name="gr6" draw:text-style-name="P5" svg:width="4.499cm" svg:height="1.431cm" svg:x="6.184cm" svg:y="13.695cm"><draw:text-box><text:p text:style-name="P4"><text:span text:style-name="T7">Update all aliases : delete aliases not in uniprot, create aliases</text:span></text:p></draw:text-box></draw:frame><text:soft-page-break/>Protein Update Data Flow (Update the master protein)</text:p>
      <text:p text:style-name="P1"/>
      <text:p text:style-name="P1"><draw:frame text:anchor-type="paragraph" draw:z-index="54" draw:style-name="gr6" draw:text-style-name="P4" svg:width="4.499cm" svg:height="1.908cm" svg:x="0.284cm" svg:y="0.377cm"><draw:text-box><text:p text:style-name="P4">Log in 'process_errors.csv' and remove protein from the list of valid proteins to update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61" draw:style-name="gr6" draw:text-style-name="P5" svg:width="4.499cm" svg:height="0.955cm" svg:x="6.343cm" svg:y="0.236cm"><draw:text-box><text:p text:style-name="P4"><text:span text:style-name="T7">Update fullname (uniprot description)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68" draw:style-name="gr2" draw:text-style-name="P5" svg:x1="10.682cm" svg:y1="0.591cm" svg:x2="12.349cm" svg:y2="0.591cm"><text:p/></draw:line><draw:frame text:anchor-type="paragraph" draw:z-index="69" draw:style-name="gr6" draw:text-style-name="P5" svg:width="4.499cm" svg:height="0.525cm" svg:x="12.402cm" svg:y="0.325cm"><draw:text-box><text:p text:style-name="P4"><text:span text:style-name="T7">Sequence changed?</text:span></text:p></draw:text-box></draw:frame></text:p>
      <text:p text:style-name="P1"><draw:line text:anchor-type="paragraph" draw:z-index="70" draw:style-name="gr2" draw:text-style-name="P5" svg:x1="14.624cm" svg:y1="0.037cm" svg:x2="14.624cm" svg:y2="1.014cm"><text:p/></draw:line><draw:frame text:anchor-type="paragraph" draw:z-index="71" draw:style-name="gr27" svg:width="0.847cm" svg:height="0.662cm" svg:x="14.968cm" svg:y="0.168cm"><draw:text-box><text:p>yes</text:p></draw:text-box></draw:frame><draw:frame text:anchor-type="paragraph" draw:z-index="219" draw:style-name="gr62" draw:text-style-name="P13" svg:width="9.843cm" svg:height="1.509cm" svg:x="0.205cm" svg:y="0.653cm"><draw:text-box><text:p text:style-name="P6"><text:span text:style-name="T11">- log in 'out_of_date_participant.csv' and 'process_errors.csv'' </text:span></text:p><text:p text:style-name="P6"><text:span text:style-name="T11">- Was the range valid with the previous protein sequence?</text:span></text:p></draw:text-box></draw:frame></text:p>
      <text:p text:style-name="P1"><draw:frame text:anchor-type="paragraph" draw:z-index="73" draw:style-name="gr27" svg:width="0.847cm" svg:height="0.662cm" svg:x="10.365cm" svg:y="0.291cm"><draw:text-box><text:p>no</text:p></draw:text-box></draw:frame><draw:frame text:anchor-type="paragraph" draw:z-index="223" draw:style-name="gr64" draw:text-style-name="P13" svg:width="5.769cm" svg:height="2.701cm" svg:x="11.211cm" svg:y="0.291cm"><draw:text-box><text:p text:style-name="P6"><text:span text:style-name="T11">- log in 'transcript_same_sequence.csv' if a transcript exists with the same sequence</text:span></text:p><text:p text:style-name="P6"><text:span text:style-name="T11">- Log in 'sequence_changed.csv'</text:span></text:p><text:p text:style-name="P6"><text:span text:style-name="T11">- Can shift ranges successfully?</text:span></text:p></draw:text-box></draw:frame></text:p>
      <text:p text:style-name="P1"><draw:line text:anchor-type="paragraph" draw:z-index="72" draw:style-name="gr2" draw:text-style-name="P5" svg:x1="11.211cm" svg:y1="0.185cm" svg:x2="10.047cm" svg:y2="0.211cm"><text:p/></draw:line><draw:line text:anchor-type="paragraph" draw:z-index="222" draw:style-name="gr2" draw:text-style-name="P5" svg:x1="0.818cm" svg:y1="0.538cm" svg:x2="0.818cm" svg:y2="1.191cm"><text:p/></draw:line><draw:line text:anchor-type="paragraph" draw:z-index="74" draw:style-name="gr2" draw:text-style-name="P5" svg:x1="9.333cm" svg:y1="0.538cm" svg:x2="9.359cm" svg:y2="1.298cm"><text:p/></draw:line><draw:frame text:anchor-type="paragraph" draw:z-index="221" draw:style-name="gr27" svg:width="0.847cm" svg:height="0.662cm" svg:x="9.65cm" svg:y="0.538cm"><draw:text-box><text:p>no</text:p></draw:text-box></draw:frame></text:p>
      <text:p text:style-name="P1"><draw:frame text:anchor-type="paragraph" draw:z-index="229" draw:style-name="gr67" draw:text-style-name="P16" svg:width="3.387cm" svg:height="2.251cm" svg:x="0.178cm" svg:y="0.425cm"><draw:text-box><text:p text:style-name="P4"><text:span text:style-name="T11">Does it exist a uniprot isoform/feature chain with the same sequence?</text:span></text:p></draw:text-box></draw:frame><draw:frame text:anchor-type="paragraph" draw:z-index="220" draw:style-name="gr63" draw:text-style-name="P13" svg:width="4.843cm" svg:height="2.98cm" svg:x="6.369cm" svg:y="0.416cm"><draw:text-box><text:p text:style-name="P6"><text:span text:style-name="T11">- Log in 'invalid_range.csv'</text:span></text:p><text:p text:style-name="P6"><text:span text:style-name="T11">- range becomes 'undetermined'</text:span></text:p><text:p text:style-name="P6"><text:span text:style-name="T11">- add feature annotation 'invalid-range' and 'invalid-positions'</text:span></text:p></draw:text-box></draw:frame></text:p>
      <text:p text:style-name="P1"><draw:line text:anchor-type="paragraph" draw:z-index="218" draw:style-name="gr2" draw:text-style-name="P5" svg:x1="14.757cm" svg:y1="0.584cm" svg:x2="14.757cm" svg:y2="1.208cm"><text:p/></draw:line><draw:frame text:anchor-type="paragraph" draw:z-index="217" draw:style-name="gr27" svg:width="0.847cm" svg:height="0.662cm" svg:x="15.868cm" svg:y="0.557cm"><draw:text-box><text:p>yes</text:p></draw:text-box></draw:frame><draw:frame text:anchor-type="paragraph" draw:z-index="228" draw:style-name="gr27" svg:width="0.847cm" svg:height="0.662cm" svg:x="3.565cm" svg:y="0.609cm"><draw:text-box><text:p>no</text:p></draw:text-box></draw:frame></text:p>
      <text:p text:style-name="P1"><draw:frame text:anchor-type="paragraph" draw:z-index="216" draw:style-name="gr61" draw:text-style-name="P6" svg:width="4.689cm" svg:height="1.431cm" svg:x="12.243cm" svg:y="0.452cm"><draw:text-box><text:p text:style-name="P6"><text:span text:style-name="T10">- log in "range_changed.csv"</text:span></text:p><text:p text:style-name="P6"/></draw:text-box></draw:frame><draw:line text:anchor-type="paragraph" draw:z-index="227" draw:style-name="gr2" draw:text-style-name="P5" svg:x1="3.565cm" svg:y1="0.459cm" svg:x2="4.174cm" svg:y2="0.53cm"><text:p/></draw:line><draw:frame text:anchor-type="paragraph" draw:z-index="226" draw:style-name="gr66" draw:text-style-name="P15" svg:width="2.038cm" svg:height="1.273cm" svg:x="4.147cm" svg:y="0.205cm"><draw:text-box><text:p text:style-name="P4"><text:span text:style-name="T13">Log in out_of_date_range.csv</text:span></text:p></draw:text-box></draw:frame></text:p>
      <text:p text:style-name="P1"><draw:line text:anchor-type="paragraph" draw:z-index="230" draw:style-name="gr2" draw:text-style-name="P5" svg:x1="1.374cm" svg:y1="0.242cm" svg:x2="1.374cm" svg:y2="0.909cm"><text:p/></draw:line><draw:frame text:anchor-type="paragraph" draw:z-index="231" draw:style-name="gr27" svg:width="0.847cm" svg:height="0.662cm" svg:x="1.766cm" svg:y="0.242cm"><draw:text-box><text:p>yes</text:p></draw:text-box></draw:frame></text:p>
      <text:p text:style-name="P1"><draw:line text:anchor-type="paragraph" draw:z-index="225" draw:style-name="gr2" draw:text-style-name="P5" svg:x1="14.73cm" svg:y1="0.259cm" svg:x2="14.73cm" svg:y2="0.785cm"><text:p/></draw:line><draw:frame text:anchor-type="paragraph" draw:z-index="232" draw:style-name="gr19" draw:text-style-name="P16" svg:width="3.864cm" svg:height="1.802cm" svg:x="0.178cm" svg:y="0.097cm"><draw:text-box><text:p text:style-name="P4"><text:span text:style-name="T11">Does it exist a matching intact transcript with the same sequence?</text:span></text:p></draw:text-box></draw:frame><draw:frame text:anchor-type="paragraph" draw:z-index="235" draw:style-name="gr27" svg:width="0.847cm" svg:height="0.662cm" svg:x="4.835cm" svg:y="0.305cm"><draw:text-box><text:p>yes</text:p></draw:text-box></draw:frame><draw:frame text:anchor-type="paragraph" draw:z-index="233" draw:style-name="gr6" draw:text-style-name="P13" svg:width="4.499cm" svg:height="2.251cm" svg:x="6.819cm" svg:y="0.293cm"><draw:text-box><text:p text:style-name="P6"><text:span text:style-name="T11">- <text:s/>Move all the interactions to this existing protein</text:span></text:p><text:p text:style-name="P6"><text:span text:style-name="T11"><text:s/></text:span><text:span text:style-name="T11">- add intact secondary</text:span></text:p><text:p text:style-name="P6"><text:span text:style-name="T11">- update the protein transcript</text:span></text:p></draw:text-box></draw:frame><draw:frame text:anchor-type="paragraph" draw:z-index="224" draw:style-name="gr65" draw:text-style-name="P14" svg:width="4.948cm" svg:height="1.431cm" svg:x="11.926cm" svg:y="0.796cm"><draw:text-box><text:p text:style-name="P4"><text:span text:style-name="T12">Update sequence of the protein and add a caution if the sequence is too different.</text:span></text:p></draw:text-box></draw:frame></text:p>
      <text:p text:style-name="P1"><draw:line text:anchor-type="paragraph" draw:z-index="234" draw:style-name="gr2" draw:text-style-name="P5" svg:x1="4.041cm" svg:y1="0.529cm" svg:x2="6.819cm" svg:y2="0.529cm"><text:p/></draw:line></text:p>
      <text:p text:style-name="P1"><draw:line text:anchor-type="paragraph" draw:z-index="236" draw:style-name="gr2" draw:text-style-name="P5" svg:x1="1.533cm" svg:y1="0.275cm" svg:x2="1.528cm" svg:y2="1.079cm"><text:p/></draw:line><draw:frame text:anchor-type="paragraph" draw:z-index="237" draw:style-name="gr27" svg:width="0.847cm" svg:height="0.662cm" svg:x="1.871cm" svg:y="0.275cm"><draw:text-box><text:p>no</text:p></draw:text-box></draw:frame><draw:line text:anchor-type="paragraph" draw:z-index="239" draw:style-name="gr2" draw:text-style-name="P5" svg:x1="14.704cm" svg:y1="2.233cm" svg:x2="15.281cm" svg:y2="0.603cm"><text:p/></draw:line></text:p>
      <text:p text:style-name="P1"><draw:frame text:anchor-type="paragraph" draw:z-index="238" draw:style-name="gr68" draw:text-style-name="P8" svg:width="14.399cm" svg:height="2.701cm" svg:x="0.305cm" svg:y="0.268cm"><draw:text-box><text:p text:style-name="P6"><text:span text:style-name="T11">- Create an Intact entry for this transcript and add it to the list of intact proteins to update.</text:span></text:p><text:p text:style-name="P6"><text:span text:style-name="T11">- Move all the interactions to this new protein, add intact secondary and parent is the protein kept without 'no-uniprot-update'.</text:span></text:p><text:p text:style-name="P6"><text:span text:style-name="T11">- Log in “created.csv”</text:span></text:p><text:p text:style-name="P6"><text:span text:style-name="T4"/></text:p></draw:text-box></draw:frame></text:p>
      <text:p text:style-name="P1"/>
      <text:p text:style-name="P1"/>
      <text:p text:style-name="P1"><draw:line text:anchor-type="paragraph" draw:z-index="76" draw:style-name="gr2" draw:text-style-name="P5" svg:x1="14.492cm" svg:y1="0.891cm" svg:x2="14.492cm" svg:y2="2.69cm"><text:p/></draw:line><text:soft-page-break/>Protein Update Data Flow (Fix duplicates isoforms and feature chains)</text:p>
      <text:p text:style-name="P1"><draw:frame text:anchor-type="paragraph" draw:z-index="268" draw:style-name="gr39" draw:text-style-name="P4" svg:width="3.599cm" svg:height="0.955cm" svg:x="0.654cm" svg:y="0.709cm"><draw:text-box><text:p text:style-name="P4">log in "process_errors.csv"</text:p></draw:text-box></draw:frame><draw:frame text:anchor-type="paragraph" draw:z-index="81" draw:style-name="gr7" svg:width="0.932cm" svg:height="0.749cm" svg:x="7.158cm" svg:y="0.683cm"><draw:text-box><text:p>No</text:p></draw:text-box></draw:frame></text:p>
      <text:p text:style-name="P1"><draw:frame text:anchor-type="paragraph" draw:z-index="266" draw:style-name="gr6" draw:text-style-name="P4" svg:width="5.345cm" svg:height="0.955cm" svg:x="11.502cm" svg:y="0.256cm"><draw:text-box><text:p text:style-name="P4">Is there a single IntAct master protein for this uniprot entry ?</text:p></draw:text-box></draw:frame><draw:line text:anchor-type="paragraph" draw:z-index="267" draw:style-name="gr2" draw:text-style-name="P5" svg:x1="11.503cm" svg:y1="0.741cm" svg:x2="4.253cm" svg:y2="0.369cm"><text:p/></draw:line></text:p>
      <text:p text:style-name="P1"><draw:line text:anchor-type="paragraph" draw:z-index="269" draw:style-name="gr2" draw:text-style-name="P5" svg:x1="14.466cm" svg:y1="0.399cm" svg:x2="14.466cm" svg:y2="1.357cm"><text:p/></draw:line></text:p>
      <text:p text:style-name="P1"><draw:frame text:anchor-type="paragraph" draw:z-index="270" draw:style-name="gr6" draw:text-style-name="P4" svg:width="5.345cm" svg:height="1.908cm" svg:x="11.502cm" svg:y="0.591cm"><draw:text-box><text:p text:style-name="P4">Is there any isoforms/feature chains without parent or with invalid parent attached to this uniprot entry?</text:p></draw:text-box></draw:frame><draw:frame text:anchor-type="paragraph" draw:z-index="274" draw:style-name="gr6" draw:text-style-name="P6" svg:width="5.901cm" svg:height="2.384cm" svg:x="4.068cm" svg:y="0.496cm"><draw:text-box><text:p text:style-name="P6">- Remap all isoforms/feature chains without parents or with invalid parents to this IntAct protein.</text:p><text:p text:style-name="P6">- Delete out-of-date parent cross references</text:p></draw:text-box></draw:frame></text:p>
      <text:p text:style-name="P1"><draw:line text:anchor-type="paragraph" draw:z-index="273" draw:style-name="gr2" draw:text-style-name="P4" svg:x1="11.503cm" svg:y1="0.797cm" svg:x2="9.968cm" svg:y2="0.792cm"><text:p/></draw:line><draw:frame text:anchor-type="paragraph" draw:z-index="275" draw:style-name="gr7" svg:width="0.932cm" svg:height="0.749cm" svg:x="10.571cm" svg:y="0.049cm"><draw:text-box><text:p>Yes</text:p></draw:text-box></draw:frame></text:p>
      <text:p text:style-name="P1"/>
      <text:p text:style-name="P1"><draw:line text:anchor-type="paragraph" draw:z-index="271" draw:style-name="gr2" draw:text-style-name="P5" svg:x1="14.36cm" svg:y1="0.064cm" svg:x2="14.466cm" svg:y2="2.498cm"><text:p/></draw:line></text:p>
      <text:p text:style-name="P1"><draw:frame text:anchor-type="paragraph" draw:z-index="272" draw:style-name="gr7" svg:width="0.932cm" svg:height="0.749cm" svg:x="14.831cm" svg:y="0.083cm"><draw:text-box><text:p>No</text:p></draw:text-box></draw:frame></text:p>
      <text:p text:style-name="P1"/>
      <text:p text:style-name="P1"><draw:frame text:anchor-type="paragraph" draw:z-index="77" draw:style-name="gr6" draw:text-style-name="P4" svg:width="5.901cm" svg:height="1.431cm" svg:x="10.761cm" svg:y="0.064cm"><draw:text-box><text:p text:style-name="P4">Has several primary isoforms and/or primary chains having same uniprot ac?</text:p></draw:text-box></draw:frame><draw:line text:anchor-type="paragraph" draw:z-index="80" draw:style-name="gr2" draw:text-style-name="P4" svg:x1="10.762cm" svg:y1="0.63cm" svg:x2="9.439cm" svg:y2="0.63cm"><text:p/></draw:line><draw:frame text:anchor-type="paragraph" draw:z-index="82" draw:style-name="gr30" draw:text-style-name="P4" svg:width="7.33cm" svg:height="0.537cm" svg:x="2.083cm" svg:y="0.295cm"><draw:text-box><text:p text:style-name="P4">- Protein transcripts with same parents?</text:p></draw:text-box></draw:frame></text:p>
      <text:p text:style-name="P1"><draw:line text:anchor-type="paragraph" draw:z-index="78" draw:style-name="gr2" draw:text-style-name="P5" svg:x1="14.529cm" svg:y1="0.683cm" svg:x2="14.518cm" svg:y2="2.639cm"><text:p/></draw:line><draw:line text:anchor-type="paragraph" draw:z-index="83" draw:style-name="gr2" draw:text-style-name="P5" svg:x1="6.539cm" svg:y1="0.019cm" svg:x2="11.979cm" svg:y2="3.512cm"><text:p/></draw:line><draw:line text:anchor-type="paragraph" draw:z-index="85" draw:style-name="gr2" draw:text-style-name="P5" svg:x1="4.2cm" svg:y1="0.019cm" svg:x2="4.226cm" svg:y2="3.422cm"><text:p/></draw:line></text:p>
      <text:p text:style-name="P1"><draw:frame text:anchor-type="paragraph" draw:z-index="79" draw:style-name="gr7" svg:width="0.932cm" svg:height="0.749cm" svg:x="14.995cm" svg:y="0.33cm"><draw:text-box><text:p>no</text:p></draw:text-box></draw:frame><draw:frame text:anchor-type="paragraph" draw:z-index="84" draw:style-name="gr7" svg:width="0.932cm" svg:height="0.749cm" svg:x="9.068cm" svg:y="0.328cm"><draw:text-box><text:p>no</text:p></draw:text-box></draw:frame><draw:frame text:anchor-type="paragraph" draw:z-index="86" draw:style-name="gr7" svg:width="0.932cm" svg:height="0.749cm" svg:x="4.724cm" svg:y="0.531cm"><draw:text-box><text:p>yes</text:p></draw:text-box></draw:frame></text:p>
      <text:p text:style-name="P1"/>
      <text:p text:style-name="P1"><draw:frame text:anchor-type="paragraph" draw:z-index="88" draw:style-name="gr32" draw:text-style-name="P4" svg:width="4.816cm" svg:height="1.908cm" svg:x="11.979cm" svg:y="0.205cm"><draw:text-box><text:p text:style-name="P4">The original protein in Intact is the oldest protein among all the duplicates, update protein transcripts</text:p></draw:text-box></draw:frame></text:p>
      <text:p text:style-name="P1"><draw:frame text:anchor-type="paragraph" draw:z-index="87" draw:style-name="gr31" draw:text-style-name="P4" svg:width="5.504cm" svg:height="1.908cm" svg:x="1.951cm" svg:y="0.266cm"><draw:text-box><text:p text:style-name="P4"><text:span text:style-name="T8">Fix duplicates using same data flow as for the master protein</text:span></text:p><text:p text:style-name="P4"><text:span text:style-name="T8">(steps in blue)</text:span></text:p><text:p text:style-name="P4"/></draw:text-box></draw:frame></text:p>
      <text:p text:style-name="P1"/>
      <text:p text:style-name="P1"><draw:custom-shape text:anchor-type="paragraph" draw:z-index="240" draw:style-name="gr22" draw:text-style-name="P4" svg:width="1.415cm" svg:height="16.564cm" draw:transform="rotate (-1.57079632679579) translate (16.8469027777778cm 0.615597222222222cm)"><text:p/><draw:enhanced-geometry svg:viewBox="0 0 21600 21600" draw:mirror-horizontal="false" draw:mirror-vertical="false" draw:glue-points="0 0 0 21600 21600 10800" draw:text-areas="0 ?f9 7800 ?f10" draw:type="right-brace" draw:modifiers="1800 10980.5693628559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"/>
      <text:p text:style-name="P1"><draw:frame text:anchor-type="paragraph" draw:z-index="241" draw:style-name="gr69" draw:text-style-name="P4" svg:width="5.742cm" svg:height="0.955cm" svg:x="5.523cm" svg:y="0.407cm"><draw:text-box><text:p text:style-name="P4">Start update all isoforms and feature chains 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4" draw:style-name="gr6" draw:text-style-name="P5" svg:width="4.499cm" svg:height="0.955cm" svg:x="6.264cm" svg:y="9.805cm"><draw:text-box><text:p text:style-name="P4"><text:span text:style-name="T7">Update secondary cross references if isoform</text:span></text:p></draw:text-box></draw:frame><draw:line text:anchor-type="paragraph" draw:z-index="103" draw:style-name="gr2" draw:text-style-name="P5" svg:x1="8.406cm" svg:y1="8.849cm" svg:x2="8.38cm" svg:y2="9.809cm"><text:p/></draw:line><draw:frame text:anchor-type="paragraph" draw:z-index="102" draw:style-name="gr6" draw:text-style-name="P5" svg:width="4.499cm" svg:height="0.955cm" svg:x="6.184cm" svg:y="7.874cm"><draw:text-box><text:p text:style-name="P4"><text:span text:style-name="T7">Update shortlabel (uniprot transcript id in lower case)</text:span></text:p></draw:text-box></draw:frame><draw:line text:anchor-type="paragraph" draw:z-index="101" draw:style-name="gr2" draw:text-style-name="P5" svg:x1="8.433cm" svg:y1="6.892cm" svg:x2="8.407cm" svg:y2="7.852cm"><text:p/></draw:line><draw:line text:anchor-type="paragraph" draw:z-index="99" draw:style-name="gr28" draw:text-style-name="P4" svg:x1="10.233cm" svg:y1="4.385cm" svg:x2="8.407cm" svg:y2="4.385cm"><text:p/></draw:line><draw:frame text:anchor-type="paragraph" draw:z-index="98" draw:style-name="gr27" svg:width="0.847cm" svg:height="0.662cm" svg:x="7.534cm" svg:y="3.512cm"><draw:text-box><text:p>yes</text:p></draw:text-box></draw:frame><draw:frame text:anchor-type="paragraph" draw:z-index="97" draw:style-name="gr6" draw:text-style-name="P4" svg:width="4.499cm" svg:height="0.525cm" svg:x="10.232cm" svg:y="4.117cm"><draw:text-box><text:p text:style-name="P4">Update intact organism</text:p></draw:text-box></draw:frame><draw:line text:anchor-type="paragraph" draw:z-index="96" draw:style-name="gr2" draw:text-style-name="P5" svg:x1="11.688cm" svg:y1="2.877cm" svg:x2="12.852cm" svg:y2="3.988cm"><text:p/></draw:line><draw:frame text:anchor-type="paragraph" draw:z-index="95" draw:style-name="gr26" svg:width="2.805cm" svg:height="0.98cm" svg:x="12.402cm" svg:y="2.374cm"><draw:text-box><text:p>No, organims null in intact</text:p></draw:text-box></draw:frame><draw:line text:anchor-type="paragraph" draw:z-index="94" draw:style-name="gr2" draw:text-style-name="P5" svg:x1="8.406cm" svg:y1="3.247cm" svg:x2="8.38cm" svg:y2="5.813cm"><text:p/></draw:line><draw:frame text:anchor-type="paragraph" draw:z-index="93" draw:style-name="gr6" draw:text-style-name="P4" svg:width="4.499cm" svg:height="1.908cm" svg:x="0.284cm" svg:y="2.609cm"><draw:text-box><text:p text:style-name="P4">Log in 'process_errors.csv' and remove protein from the list of valid transcripts to update</text:p></draw:text-box></draw:frame><draw:frame text:anchor-type="paragraph" draw:z-index="92" draw:style-name="gr7" svg:width="0.932cm" svg:height="0.749cm" svg:x="5.285cm" svg:y="2.103cm"><draw:text-box><text:p>no</text:p></draw:text-box></draw:frame><draw:line text:anchor-type="paragraph" draw:z-index="91" draw:style-name="gr2" draw:text-style-name="P5" svg:x1="5.946cm" svg:y1="2.85cm" svg:x2="4.755cm" svg:y2="2.85cm"><text:p/></draw:line><draw:frame text:anchor-type="paragraph" draw:z-index="90" draw:style-name="gr25" draw:text-style-name="P4" svg:width="5.742cm" svg:height="0.648cm" svg:x="5.946cm" svg:y="2.6cm"><draw:text-box><text:p text:style-name="P4">Has same organim as in Uniprot?</text:p></draw:text-box></draw:frame><draw:line text:anchor-type="paragraph" draw:z-index="89" draw:style-name="gr2" draw:text-style-name="P5" svg:x1="8.338cm" svg:y1="1.549cm" svg:x2="8.338cm" svg:y2="2.6cm"><text:p/></draw:line><text:soft-page-break/>Protein Update Data Flow (update isoforms and feature chains)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100" draw:style-name="gr33" draw:text-style-name="P5" svg:width="9.87cm" svg:height="0.955cm" svg:x="3.485cm" svg:y="0.093cm"><draw:text-box><text:p text:style-name="P4"><text:span text:style-name="T7">Update fullname (master protein fullname if isoform, uniprot transcript description if feature chain)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111" draw:style-name="gr2" draw:text-style-name="P5" svg:x1="8.38cm" svg:y1="0.211cm" svg:x2="8.354cm" svg:y2="1.171cm"><text:p/></draw:line></text:p>
      <text:p text:style-name="P1"><draw:frame text:anchor-type="paragraph" draw:z-index="105" draw:style-name="gr6" draw:text-style-name="P5" svg:width="4.499cm" svg:height="1.431cm" svg:x="6.264cm" svg:y="0.369cm"><draw:text-box><text:p text:style-name="P4"><text:span text:style-name="T7">Update all aliases : delete aliases not in uniprot, create aliases</text:span></text:p></draw:text-box></draw:frame></text:p>
      <text:p text:style-name="P1"/>
      <text:p text:style-name="P1"><draw:line text:anchor-type="paragraph" draw:z-index="106" draw:style-name="gr2" draw:text-style-name="P5" svg:x1="8.327cm" svg:y1="0.176cm" svg:x2="8.301cm" svg:y2="1.136cm"><text:p/></draw:line><draw:frame text:anchor-type="paragraph" draw:z-index="109" draw:style-name="gr27" svg:width="0.847cm" svg:height="0.662cm" svg:x="5.205cm" svg:y="0.663cm"><draw:text-box><text:p>yes</text:p></draw:text-box></draw:frame><draw:frame text:anchor-type="paragraph" draw:z-index="110" draw:style-name="gr34" draw:text-style-name="P12" svg:width="4.366cm" svg:height="1.451cm" svg:x="0.31cm" svg:y="0.716cm"><draw:text-box><text:p text:style-name="P4"><text:span text:style-name="T9">Process range update as for the master protein in red</text:span></text:p></draw:text-box></draw:frame></text:p>
      <text:p text:style-name="P1"><draw:frame text:anchor-type="paragraph" draw:z-index="107" draw:style-name="gr6" draw:text-style-name="P5" svg:width="4.499cm" svg:height="0.525cm" svg:x="6.29cm" svg:y="0.369cm"><draw:text-box><text:p text:style-name="P4"><text:span text:style-name="T7">Sequence changed?</text:span></text:p></draw:text-box></draw:frame><draw:line text:anchor-type="paragraph" draw:z-index="108" draw:style-name="gr2" draw:text-style-name="P5" svg:x1="6.264cm" svg:y1="0.554cm" svg:x2="4.676cm" svg:y2="0.536cm"><text:p/></draw:line></text:p>
      <text:p text:style-name="P1"><draw:line text:anchor-type="paragraph" draw:z-index="243" draw:style-name="gr2" draw:text-style-name="P5" svg:x1="8.364cm" svg:y1="0.082cm" svg:x2="8.364cm" svg:y2="1.597cm"><text:p/></draw:line></text:p>
      <text:p text:style-name="P1"/>
      <text:p text:style-name="P1"><draw:frame text:anchor-type="paragraph" draw:z-index="242" draw:style-name="gr70" draw:text-style-name="P6" svg:width="8.838cm" svg:height="1.908cm" svg:x="4.411cm" svg:y="0.099cm"><draw:text-box><text:p text:style-name="P6">- If isoform, update 'isoform-comment' (notes in uniprot).</text:p><text:p text:style-name="P6">- If feature chain, update chain-sequence-start and chain-sequence-end (position of the feature chai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end text:name="DDE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ne </meta:initial-creator>
    <meta:creation-date>2010-11-19T11:48:15</meta:creation-date>
    <dc:date>2011-03-04T11:47:19</dc:date>
    <dc:creator>Marine </dc:creator>
    <meta:editing-duration>PT12H04M39S</meta:editing-duration>
    <meta:editing-cycles>87</meta:editing-cycles>
    <meta:generator>OpenOffice.org/3.1$Linux OpenOffice.org_project/310m19$Build-9420</meta:generator>
    <meta:document-statistic meta:table-count="0" meta:image-count="0" meta:object-count="0" meta:page-count="6" meta:paragraph-count="6" meta:word-count="65" meta:character-count="404"/>
  </office:meta>
</office:document-meta>
</file>